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54cm" fo:margin-left="-0.123cm" table:align="left" style:writing-mode="lr-tb"/>
    </style:style>
    <style:style style:name="Tabla1.A" style:family="table-column">
      <style:table-column-properties style:column-width="1.843cm"/>
    </style:style>
    <style:style style:name="Tabla1.B" style:family="table-column">
      <style:table-column-properties style:column-width="14.011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3" style:family="table">
      <style:table-properties style:width="16.628cm" fo:margin-left="-0.21cm" table:align="left" style:shadow="none" style:writing-mode="lr-tb"/>
    </style:style>
    <style:style style:name="Tabla3.A" style:family="table-column">
      <style:table-column-properties style:column-width="2.399cm"/>
    </style:style>
    <style:style style:name="Tabla3.B" style:family="table-column">
      <style:table-column-properties style:column-width="2.993cm"/>
    </style:style>
    <style:style style:name="Tabla3.C" style:family="table-column">
      <style:table-column-properties style:column-width="1.138cm"/>
    </style:style>
    <style:style style:name="Tabla3.D" style:family="table-column">
      <style:table-column-properties style:column-width="1.995cm"/>
    </style:style>
    <style:style style:name="Tabla3.E" style:family="table-column">
      <style:table-column-properties style:column-width="4.302cm"/>
    </style:style>
    <style:style style:name="Tabla3.F" style:family="table-column">
      <style:table-column-properties style:column-width="1.88cm"/>
    </style:style>
    <style:style style:name="Tabla3.G" style:family="table-column">
      <style:table-column-properties style:column-width="1.921cm"/>
    </style:style>
    <style:style style:name="Tabla3.1" style:family="table-row">
      <style:table-row-properties fo:keep-together="auto"/>
    </style:style>
    <style:style style:name="Tabla3.A1" style:family="table-cell">
      <style:table-cell-properties style:vertical-align="top" fo:padding="0.026cm" fo:border-left="0.05pt solid #000000" fo:border-right="none" fo:border-top="0.05pt solid #000000" fo:border-bottom="0.05pt solid #000000" style:writing-mode="lr-tb"/>
    </style:style>
    <style:style style:name="Tabla3.F1" style:family="table-cell">
      <style:table-cell-properties style:vertical-align="top" fo:padding="0.026cm" fo:border="0.05pt solid #000000" style:writing-mode="lr-tb"/>
    </style:style>
    <style:style style:name="Tabla3.A2" style:family="table-cell">
      <style:table-cell-properties style:vertical-align="top" fo:padding="0.026cm" fo:border-left="0.05pt solid #000000" fo:border-right="none" fo:border-top="none" fo:border-bottom="0.05pt solid #000000" style:writing-mode="lr-tb"/>
    </style:style>
    <style:style style:name="Tabla3.G2" style:family="table-cell">
      <style:table-cell-properties style:vertical-align="top" fo:padding="0.026cm" fo:border-left="0.05pt solid #000000" fo:border-right="0.05pt solid #000000" fo:border-top="none" fo:border-bottom="0.05pt solid #000000" style:writing-mode="lr-tb"/>
    </style:style>
    <style:style style:name="Tabla3.A10" style:family="table-cell">
      <style:table-cell-properties style:vertical-align="top" fo:padding="0.026cm" fo:border="none" style:writing-mode="lr-tb"/>
    </style:style>
    <style:style style:name="Tabla4" style:family="table">
      <style:table-properties style:width="16.013cm" fo:margin-left="-0.21cm" table:align="left" style:writing-mode="lr-tb"/>
    </style:style>
    <style:style style:name="Tabla4.A" style:family="table-column">
      <style:table-column-properties style:column-width="2.408cm"/>
    </style:style>
    <style:style style:name="Tabla4.B" style:family="table-column">
      <style:table-column-properties style:column-width="13.605cm"/>
    </style:style>
    <style:style style:name="Tabla4.1" style:family="table-row">
      <style:table-row-properties fo:keep-together="auto"/>
    </style:style>
    <style:style style:name="Tabla4.A1" style:family="table-cell">
      <style:table-cell-properties style:vertical-align="top" fo:padding="0.026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 fo:font-size="12pt" style:font-size-asian="12pt" style:font-name-complex="Times New Roman" style:font-size-complex="12pt"/>
    </style:style>
    <style:style style:name="P8" style:family="paragraph" style:parent-style-name="Standard">
      <style:text-properties style:font-name="Times New Roman" fo:font-size="12pt" style:font-size-asian="12pt" style:font-name-complex="Times New Roman" style:font-size-complex="12pt" style:font-weight-complex="bold"/>
    </style:style>
    <style:style style:name="P9" style:family="paragraph" style:parent-style-name="Standard">
      <style:paragraph-properties fo:text-align="center" style:justify-single-word="false"/>
      <style:text-properties style:font-name="Times New Roman" fo:font-size="12pt" style:font-size-asian="12pt" style:font-name-complex="Times New Roman" style:font-size-complex="12pt" style:font-weight-complex="bold"/>
    </style:style>
    <style:style style:name="P10" style:family="paragraph" style:parent-style-name="Standard">
      <style:paragraph-properties fo:text-align="justify" style:justify-single-word="false"/>
      <style:text-properties style:font-name="Times New Roman" fo:font-size="12pt" style:font-size-asian="12pt" style:font-name-complex="Times New Roman" style:font-size-complex="12pt" style:font-weight-complex="bold"/>
    </style:style>
    <style:style style:name="P11" style:family="paragraph" style:parent-style-name="Standard">
      <style:paragraph-properties style:snap-to-layout-grid="false"/>
      <style:text-properties style:font-name="Times New Roman" fo:font-size="12pt" style:font-size-asian="12pt" style:font-name-complex="Times New Roman" style:font-size-complex="12pt"/>
    </style:style>
    <style:style style:name="P1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14" style:family="paragraph" style:parent-style-name="Standard">
      <style:paragraph-properties fo:text-align="center" style:justify-single-word="false" style:snap-to-layout-grid="false"/>
      <style:text-properties style:font-name="Times New Roman" fo:font-size="12pt" style:font-size-asian="12pt" style:font-name-complex="Times New Roman" style:font-size-complex="12pt"/>
    </style:style>
    <style:style style:name="P15" style:family="paragraph" style:parent-style-name="Standard">
      <style:text-properties style:font-name="Times New Roman" fo:font-size="12pt" style:text-underline-style="solid" style:text-underline-width="auto" style:text-underline-color="font-color" style:font-size-asian="12pt" style:font-name-complex="Times New Roman" style:font-size-complex="12pt"/>
    </style:style>
    <style:style style:name="P16" style:family="paragraph" style:parent-style-name="Standard">
      <style:text-properties style:font-name="Times New Roman" fo:font-size="12pt" style:text-underline-style="solid" style:text-underline-width="auto" style:text-underline-color="font-color" style:font-size-asian="12pt" style:font-name-complex="Times New Roman" style:font-size-complex="12pt" style:font-weight-complex="bold"/>
    </style:style>
    <style:style style:name="P17"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18" style:family="paragraph" style:parent-style-name="Standard">
      <style:paragraph-properties fo:text-align="center" style:justify-single-word="false"/>
      <style:text-properties style:font-name="Times New Roman" fo:font-size="12pt" fo:language="en" fo:country="US" style:font-size-asian="12pt" style:font-name-complex="Times New Roman" style:font-size-complex="12pt" style:font-weight-complex="bold"/>
    </style:style>
    <style:style style:name="P19" style:family="paragraph" style:parent-style-name="Standard">
      <style:text-properties style:font-name="Times New Roman" fo:font-size="12pt" style:text-underline-style="none" style:font-size-asian="12pt" style:font-name-complex="Times New Roman" style:font-size-complex="12pt"/>
    </style:style>
    <style:style style:name="P20" style:family="paragraph" style:parent-style-name="Standard">
      <style:paragraph-properties fo:text-align="center" style:justify-single-word="false"/>
      <style:text-properties style:font-name="Times New Roman" fo:font-size="12pt" style:text-underline-style="none" style:font-size-asian="12pt" style:font-name-complex="Times New Roman" style:font-size-complex="12pt" style:font-weight-complex="bold"/>
    </style:style>
    <style:style style:name="P21" style:family="paragraph" style:parent-style-name="Standard">
      <style:paragraph-properties fo:text-align="center" style:justify-single-word="false"/>
      <style:text-properties style:font-name="Times New Roman" fo:font-size="12pt" style:text-underline-style="none" style:font-size-asian="12pt" style:font-name-complex="Times New Roman" style:font-size-complex="12pt"/>
    </style:style>
    <style:style style:name="P22"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3" style:family="paragraph" style:parent-style-name="Standard">
      <style:paragraph-properties fo:text-align="center" style:justify-single-word="false"/>
      <style:text-properties style:font-name="Times New Roman" fo:font-size="10pt" style:font-size-asian="10pt" style:font-name-complex="Times New Roman" style:font-size-complex="10pt" style:font-weight-complex="bold"/>
    </style:style>
    <style:style style:name="P24" style:family="paragraph" style:parent-style-name="Standard">
      <style:paragraph-properties fo:text-align="start" style:justify-single-word="false"/>
    </style:style>
    <style:style style:name="P25" style:family="paragraph" style:parent-style-name="Sangría_20_2_20_de_20_t._20_independiente">
      <style:paragraph-properties fo:margin-left="6.535cm" fo:margin-right="0cm" fo:text-indent="-6.562cm" style:auto-text-indent="false"/>
    </style:style>
    <style:style style:name="P26" style:family="paragraph" style:parent-style-name="Text_20_body">
      <style:text-properties fo:language="en" fo:country="US"/>
    </style:style>
    <style:style style:name="P27" style:family="paragraph" style:parent-style-name="Text_20_body">
      <style:paragraph-properties fo:text-align="start" style:justify-single-word="false"/>
      <style:text-properties fo:language="es" fo:country="MX"/>
    </style:style>
    <style:style style:name="P28"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29" style:family="paragraph" style:parent-style-name="Standard">
      <style:paragraph-properties fo:margin-left="0cm" fo:margin-right="0cm" fo:text-align="justify" style:justify-single-word="false" fo:text-indent="0.753cm" style:auto-text-indent="false"/>
      <style:text-properties style:font-name="Times New Roman" fo:font-size="12pt" style:font-size-asian="12pt" style:font-name-complex="Times New Roman" style:font-size-complex="12pt"/>
    </style:style>
    <style:style style:name="P30" style:family="paragraph" style:parent-style-name="Standard">
      <style:paragraph-properties fo:margin-left="0cm" fo:margin-right="0cm" fo:text-align="justify" style:justify-single-word="false" fo:text-indent="0.753cm" style:auto-text-indent="false"/>
      <style:text-properties style:use-window-font-color="true" style:text-underline-style="none"/>
    </style:style>
    <style:style style:name="P31" style:family="paragraph" style:parent-style-name="Standard">
      <style:paragraph-properties fo:margin-left="0cm" fo:margin-right="0cm" fo:text-align="justify" style:justify-single-word="false" fo:text-indent="0.753cm" style:auto-text-indent="false">
        <style:tab-stops>
          <style:tab-stop style:position="0.732cm"/>
        </style:tab-stops>
      </style:paragraph-properties>
      <style:text-properties style:use-window-font-color="true" style:text-underline-style="none"/>
    </style:style>
    <style:style style:name="P32" style:family="paragraph" style:parent-style-name="Standard">
      <style:paragraph-properties fo:margin-left="0cm" fo:margin-right="0cm" fo:text-align="justify" style:justify-single-word="false" fo:text-indent="0.753cm" style:auto-text-indent="false">
        <style:tab-stops>
          <style:tab-stop style:position="0.773cm"/>
          <style:tab-stop style:position="0.855cm"/>
        </style:tab-stops>
      </style:paragraph-properties>
      <style:text-properties style:use-window-font-color="true" style:text-underline-style="none"/>
    </style:style>
    <style:style style:name="P33" style:family="paragraph" style:parent-style-name="Standard">
      <style:paragraph-properties fo:margin-left="0cm" fo:margin-right="0cm" fo:text-align="justify" style:justify-single-word="false" fo:text-indent="0.753cm" style:auto-text-indent="false"/>
    </style:style>
    <style:style style:name="P34" style:family="paragraph" style:parent-style-name="Standard">
      <style:paragraph-properties fo:margin-left="0cm" fo:margin-right="0cm" fo:text-align="justify" style:justify-single-word="false" fo:text-indent="0.753cm" style:auto-text-indent="false">
        <style:tab-stops>
          <style:tab-stop style:position="0.794cm"/>
        </style:tab-stops>
      </style:paragraph-properties>
    </style:style>
    <style:style style:name="P35" style:family="paragraph" style:parent-style-name="Standard">
      <style:paragraph-properties fo:margin-left="0cm" fo:margin-right="0cm" fo:text-align="justify" style:justify-single-word="false" fo:text-indent="0.753cm" style:auto-text-indent="false">
        <style:tab-stops>
          <style:tab-stop style:position="0.753cm"/>
        </style:tab-stops>
      </style:paragraph-properties>
    </style:style>
    <style:style style:name="P36" style:family="paragraph" style:parent-style-name="Standard">
      <style:paragraph-properties fo:margin-left="0cm" fo:margin-right="0cm" fo:text-align="justify" style:justify-single-word="false" fo:text-indent="0.753cm" style:auto-text-indent="false">
        <style:tab-stops>
          <style:tab-stop style:position="0.732cm"/>
        </style:tab-stops>
      </style:paragraph-properties>
    </style:style>
    <style:style style:name="P37" style:family="paragraph" style:parent-style-name="Standard">
      <style:paragraph-properties fo:margin-left="0cm" fo:margin-right="0cm" fo:text-align="justify" style:justify-single-word="false" fo:text-indent="0.753cm" style:auto-text-indent="false">
        <style:tab-stops>
          <style:tab-stop style:position="0.773cm"/>
        </style:tab-stops>
      </style:paragraph-properties>
    </style:style>
    <style:style style:name="P38" style:family="paragraph" style:parent-style-name="Standard">
      <style:paragraph-properties fo:margin-left="0cm" fo:margin-right="0cm" fo:text-align="justify" style:justify-single-word="false" fo:text-indent="0.753cm" style:auto-text-indent="false">
        <style:tab-stops>
          <style:tab-stop style:position="0.773cm"/>
          <style:tab-stop style:position="0.815cm"/>
        </style:tab-stops>
      </style:paragraph-properties>
    </style:style>
    <style:style style:name="P39" style:family="paragraph" style:parent-style-name="Standard">
      <style:paragraph-properties fo:margin-left="5.535cm" fo:margin-right="0cm" fo:text-align="justify" style:justify-single-word="false" fo:text-indent="-5.556cm" style:auto-text-indent="false">
        <style:tab-stops/>
      </style:paragraph-properties>
    </style:style>
    <style:style style:name="P40" style:family="paragraph" style:parent-style-name="Standard">
      <style:paragraph-properties fo:margin-left="0.021cm" fo:margin-right="0cm" fo:text-align="justify" style:justify-single-word="false" fo:text-indent="0.753cm" style:auto-text-indent="false">
        <style:tab-stops>
          <style:tab-stop style:position="0.794cm"/>
        </style:tab-stops>
      </style:paragraph-properties>
    </style:style>
    <style:style style:name="P41" style:family="paragraph" style:parent-style-name="Standard">
      <style:paragraph-properties fo:margin-left="0cm" fo:margin-right="0cm" fo:text-align="justify" style:justify-single-word="false" fo:text-indent="0.732cm" style:auto-text-indent="false"/>
      <style:text-properties style:font-name="Times New Roman" fo:font-size="12pt" style:font-size-asian="12pt" style:font-name-complex="Times New Roman" style:font-size-complex="12pt"/>
    </style:style>
    <style:style style:name="P42" style:family="paragraph" style:parent-style-name="Standard">
      <style:paragraph-properties fo:margin-left="0cm" fo:margin-right="0cm" fo:text-align="justify" style:justify-single-word="false" fo:text-indent="0.732cm" style:auto-text-indent="false">
        <style:tab-stops>
          <style:tab-stop style:position="0.753cm"/>
        </style:tab-stops>
      </style:paragraph-properties>
      <style:text-properties style:font-name="Times New Roman" fo:font-size="12pt" style:font-size-asian="12pt" style:font-name-complex="Times New Roman" style:font-size-complex="12pt"/>
    </style:style>
    <style:style style:name="P43" style:family="paragraph" style:parent-style-name="Standard">
      <style:paragraph-properties fo:margin-left="0cm" fo:margin-right="0cm" fo:text-align="justify" style:justify-single-word="false" fo:text-indent="0.732cm" style:auto-text-indent="false">
        <style:tab-stops>
          <style:tab-stop style:position="0.713cm"/>
        </style:tab-stops>
      </style:paragraph-properties>
      <style:text-properties style:font-name="Times New Roman" fo:font-size="12pt" style:font-size-asian="12pt" style:font-name-complex="Times New Roman" style:font-size-complex="12pt"/>
    </style:style>
    <style:style style:name="P44" style:family="paragraph" style:parent-style-name="Standard">
      <style:paragraph-properties fo:margin-left="0cm" fo:margin-right="0cm" fo:text-align="justify" style:justify-single-word="false" fo:text-indent="0.732cm" style:auto-text-indent="false">
        <style:tab-stops>
          <style:tab-stop style:position="0.732cm"/>
        </style:tab-stops>
      </style:paragraph-properties>
      <style:text-properties style:font-name="Times New Roman" fo:font-size="12pt" style:font-size-asian="12pt" style:font-name-complex="Times New Roman" style:font-size-complex="12pt"/>
    </style:style>
    <style:style style:name="P45" style:family="paragraph" style:parent-style-name="Standard">
      <style:paragraph-properties fo:margin-left="0cm" fo:margin-right="0cm" fo:text-align="justify" style:justify-single-word="false" fo:text-indent="0.732cm" style:auto-text-indent="false"/>
      <style:text-properties style:font-name="Times New Roman" fo:font-size="12pt" fo:font-style="normal" style:font-size-asian="12pt" style:font-style-asian="normal" style:font-name-complex="Times New Roman" style:font-size-complex="12pt" style:font-style-complex="normal"/>
    </style:style>
    <style:style style:name="P46" style:family="paragraph" style:parent-style-name="Standard">
      <style:paragraph-properties fo:margin-left="0cm" fo:margin-right="0cm" fo:text-align="justify" style:justify-single-word="false" fo:text-indent="0.732cm" style:auto-text-indent="false"/>
      <style:text-properties style:font-name="Times New Roman" fo:font-size="12pt" style:font-name-asian="Times New Roman" style:font-size-asian="12pt" style:font-name-complex="Times New Roman" style:font-size-complex="12pt"/>
    </style:style>
    <style:style style:name="P47" style:family="paragraph" style:parent-style-name="Standard">
      <style:paragraph-properties fo:margin-left="0cm" fo:margin-right="0cm" fo:text-align="justify" style:justify-single-word="false" fo:text-indent="0.732cm" style:auto-text-indent="false"/>
    </style:style>
    <style:style style:name="P48" style:family="paragraph" style:parent-style-name="Standard">
      <style:paragraph-properties fo:margin-left="0.238cm" fo:margin-right="0.014cm" fo:text-indent="0cm" style:auto-text-indent="false"/>
      <style:text-properties style:font-name="Times New Roman" fo:font-size="12pt" style:font-size-asian="12pt" style:font-name-complex="Times New Roman" style:font-size-complex="12pt"/>
    </style:style>
    <style:style style:name="P49" style:family="paragraph" style:parent-style-name="Text_20_body_20_indent">
      <style:text-properties style:font-name="Times New Roman" fo:font-size="12pt" style:font-size-asian="12pt" style:font-name-complex="Times New Roman" style:font-size-complex="12pt"/>
    </style:style>
    <style:style style:name="P50" style:family="paragraph" style:parent-style-name="Text_20_body_20_indent">
      <style:paragraph-properties fo:margin-left="4.131cm" fo:margin-right="0cm" fo:text-indent="-4.09cm" style:auto-text-indent="false">
        <style:tab-stops/>
      </style:paragraph-properties>
      <style:text-properties style:font-name="Times New Roman" fo:font-size="12pt" style:font-size-asian="12pt" style:font-name-complex="Times New Roman" style:font-size-complex="12pt"/>
    </style:style>
    <style:style style:name="P51" style:family="paragraph" style:parent-style-name="Standard" style:master-page-name="Standard">
      <style:paragraph-properties fo:text-align="center" style:justify-single-word="false" style:page-number="auto"/>
      <style:text-properties fo:language="es" fo:country="MX"/>
    </style:style>
    <style:style style:name="P52" style:family="paragraph" style:parent-style-name="Standard">
      <style:paragraph-properties fo:margin-left="0cm" fo:margin-right="0cm" fo:text-align="justify" style:justify-single-word="false" fo:text-indent="0.753cm" style:auto-text-indent="false">
        <style:tab-stops>
          <style:tab-stop style:position="0.753cm"/>
        </style:tab-stops>
      </style:paragraph-properties>
      <style:text-properties style:use-window-font-color="true" style:text-underline-style="none"/>
    </style:style>
    <style:style style:name="P53" style:family="paragraph" style:parent-style-name="Standard">
      <style:paragraph-properties fo:margin-left="0cm" fo:margin-right="0cm" fo:text-align="justify" style:justify-single-word="false" fo:text-indent="0.753cm" style:auto-text-indent="false"/>
    </style:style>
    <style:style style:name="P54" style:family="paragraph" style:parent-style-name="Standard">
      <style:paragraph-properties fo:margin-left="0cm" fo:margin-right="0cm" fo:text-align="justify" style:justify-single-word="false" fo:text-indent="0.732cm" style:auto-text-indent="false"/>
      <style:text-properties style:font-name="Times New Roman" fo:font-size="12pt" style:font-size-asian="12pt" style:font-name-complex="Times New Roman" style:font-size-complex="12pt" style:font-weight-complex="bold"/>
    </style:style>
    <style:style style:name="P55" style:family="paragraph" style:parent-style-name="Standard">
      <style:text-properties style:font-name="Times New Roman" fo:font-size="12pt" style:font-size-asian="12pt" style:font-name-complex="Times New Roman" style:font-size-complex="12pt"/>
    </style:style>
    <style:style style:name="P56" style:family="paragraph" style:parent-style-name="Standard">
      <style:text-properties style:font-name="Times New Roman" fo:font-size="12pt" style:font-size-asian="12pt" style:font-name-complex="Times New Roman" style:font-size-complex="12pt" style:font-weight-complex="bold"/>
    </style:style>
    <style:style style:name="P57"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58" style:family="paragraph" style:parent-style-name="Standard">
      <style:paragraph-properties style:snap-to-layout-grid="false"/>
      <style:text-properties style:font-name="Times New Roman" fo:font-size="12pt" style:font-size-asian="12pt" style:font-name-complex="Times New Roman"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weight-complex="bold"/>
    </style:style>
    <style:style style:name="T5" style:family="text">
      <style:text-properties style:font-name-asian="Times New Roman"/>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font-weight-complex="bold"/>
    </style:style>
    <style:style style:name="T8" style:family="text">
      <style:text-properties style:text-underline-style="none"/>
    </style:style>
    <style:style style:name="T9" style:family="text">
      <style:text-properties style:use-window-font-color="true"/>
    </style:style>
    <style:style style:name="T10" style:family="text">
      <style:text-properties style:use-window-font-color="true" style:font-name="Times New Roman" fo:font-size="12pt" style:text-underline-style="none" style:font-size-asian="12pt" style:font-name-complex="Times New Roman" style:font-size-complex="12pt"/>
    </style:style>
    <style:style style:name="T11" style:family="text">
      <style:text-properties style:use-window-font-color="true" style:text-underline-style="none"/>
    </style:style>
    <style:style style:name="T12" style:family="text">
      <style:text-properties fo:font-size="12pt" style:font-size-asian="10.5pt" style:font-size-complex="12pt"/>
    </style:style>
    <style:style style:name="T13" style:family="text">
      <style:text-properties fo:color="#ffffff" fo:font-size="12pt" style:font-size-asian="10.5pt" style:font-size-complex="12pt"/>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normal" style:font-weight-complex="bold"/>
    </style:style>
    <style:style style:name="T16" style:family="text">
      <style:text-properties fo:font-style="normal" fo:font-weight="normal" style:font-name-asian="Times New Roman"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ORDENANZA N° 2501 -CM-14</text:p>
      <text:p text:style-name="P6"/>
      <text:p text:style-name="P6"/>
      <text:p text:style-name="P39">DESCRIPCIÓN SINTÉTICA: <text:s/><text:span text:style-name="T3">CONSOLIDA ORDENANZAS FISCALES – MÓDULO FISCAL.</text:span></text:p>
      <text:p text:style-name="P25"/>
      <text:p text:style-name="P25">ANTECEDENTES:</text:p>
      <text:h text:style-name="Heading_20_4" text:outline-level="4" text:is-list-header="true"/>
      <text:p text:style-name="P30">Carta Orgánica Municipal. </text:p>
      <text:p text:style-name="P30"/>
      <text:p text:style-name="P33"><text:span text:style-name="T11">Ordenanza </text:span><text:a xlink:type="simple" xlink:href="http://10.20.101.141/digesto/detalleOrd.php?hdnIdOrd=7922&amp;hdnSiglaOrd="><text:span text:style-name="Internet_20_link"><text:span text:style-name="T11">2375-CM-12</text:span></text:span></text:a><text:span text:style-name="T11">: Aprueba Ordenanza Tarifaria.</text:span></text:p>
      <text:p text:style-name="P30"/>
      <text:p text:style-name="P33"><text:span text:style-name="T11">Ordenanza </text:span><text:a xlink:type="simple" xlink:href="http://10.20.101.141/digesto/detalleOrd.php?hdnIdOrd=7921&amp;hdnSiglaOrd="><text:span text:style-name="Internet_20_link"><text:span text:style-name="T11">2374-CM-12</text:span></text:span></text:a><text:span text:style-name="T11">: Ordenanza Fiscal. Tributos en General.</text:span></text:p>
      <text:p text:style-name="P30"/>
      <text:p text:style-name="P33"><text:span text:style-name="T11">Ordenanza </text:span><text:a xlink:type="simple" xlink:href="http://10.20.101.141/digesto/detalleOrd.php?hdnIdOrd=7712&amp;hdnSiglaOrd="><text:span text:style-name="Internet_20_link"><text:span text:style-name="T11">2205-CM-11</text:span></text:span></text:a><text:span text:style-name="T11">: “Suspensión por 90 días aplicación de lo dispuesto en el artículo 3 Ordenanza 2161-CM-11 que modifica el Componente B de la tasa inspección Emprotur. Suspende hasta el 31/12/2011 el aumento de la tasa a abonar por el Casino y Salas Juego de Azar. Establece que hasta el 31/12/2011 abonarán cuarenta mil (40000) Módulos Fiscales”.</text:span></text:p>
      <text:p text:style-name="P30"/>
      <text:p text:style-name="P33"><text:span text:style-name="T11">Ordenanza </text:span><text:a xlink:type="simple" xlink:href="http://10.20.101.141/digesto/detalleOrd.php?hdnIdOrd=7688&amp;hdnSiglaOrd="><text:span text:style-name="Internet_20_link"><text:span text:style-name="T11">2193-CM-11</text:span></text:span></text:a><text:span text:style-name="T11">: Establece la regulación y control de la generación, recolección, almacenamiento, transporte, reciclaje, tratamiento y disposición Aceites Vegetales Usados (AVU). Establece sanciones.</text:span></text:p>
      <text:p text:style-name="P40"><text:span text:style-name="T11"><text:line-break/><text:tab/>Ordenanza </text:span><text:a xlink:type="simple" xlink:href="http://10.20.101.141/digesto/detalleOrd.php?hdnIdOrd=7640&amp;hdnSiglaOrd="><text:span text:style-name="Internet_20_link"><text:span text:style-name="T11">2157-CM-11</text:span></text:span></text:a><text:span text:style-name="T11">: Modifica las Ordenanzas Fiscal y Tarifaria 678-CM-96 y 679-CM-96 en cuanto a la tasa, contribución, y habilitación de Salas de Juego y apuestas, Casino.</text:span></text:p>
      <text:p text:style-name="P30"/>
      <text:p text:style-name="P33"><text:span text:style-name="T11">Ordenanza </text:span><text:a xlink:type="simple" xlink:href="http://10.20.101.141/digesto/detalleOrd.php?hdnIdOrd=7643&amp;hdnSiglaOrd="><text:span text:style-name="Internet_20_link"><text:span text:style-name="T11">2151-CM-11</text:span></text:span></text:a><text:span text:style-name="T11">: Crea el Carné único de identificación de choferes habilitados para conducir taxis y remises que tendrá un año de validez. Crea registro de Choferes habilitados en la Dirección Municipal de Tránsito y Transporte. Modifica artículo 64 de la Ordenanza 678-CM-96 y los Anexos de las Ordenanzas 1520-CM-09 y 1629-CM-06.</text:span></text:p>
      <text:p text:style-name="P34"><text:span text:style-name="T11"><text:line-break/><text:tab/>Ordenanza </text:span><text:a xlink:type="simple" xlink:href="http://10.20.101.141/digesto/detalleOrd.php?hdnIdOrd=7642&amp;hdnSiglaOrd="><text:span text:style-name="Internet_20_link"><text:span text:style-name="T11">2150-CM-11</text:span></text:span></text:a><text:span text:style-name="T11">: Modifica la definición de contribuyente en la Ordenanza Fiscal 679-CM-96. Sustituye el artículo 86.</text:span></text:p>
      <text:p text:style-name="P35"><text:span text:style-name="T11"><text:line-break/><text:tab/>Ordenanza </text:span><text:a xlink:type="simple" xlink:href="http://10.20.101.141/digesto/detalleOrd.php?hdnIdOrd=7457&amp;hdnSiglaOrd="><text:span text:style-name="Internet_20_link"><text:span text:style-name="T11">2008-CM-09</text:span></text:span></text:a><text:span text:style-name="T11">: Se modifica el Régimen tributario de la Tasa de Servicios Municipales y Tasa de Desarrollo Urbano. Adhiere a la Ley Provincial 3483, su régimen reglamentario y modificatorias, a los efectos de incorporar los “valores unitarios básicos” como base imponible de la Tasa de Servicios Municipales. Modifica los artículos 5, 6, 7, 8 y 12 de la Ordenanza 678-CM-96 y artículos 87, 88, 91, 97, 98 y 99 de la Ordenanza 679-CM-96. Deroga Ordenanzas 1800-CM-08, 1889-CM-09 y 1912-CM-09. </text:span></text:p>
      <text:p text:style-name="P30"/>
      <text:p text:style-name="P33"><text:span text:style-name="T11">Ordenanza </text:span><text:a xlink:type="simple" xlink:href="http://10.20.101.141/digesto/detalleOrd.php?hdnIdOrd=7427&amp;hdnSiglaOrd="><text:span text:style-name="Internet_20_link"><text:span text:style-name="T11">1954-CM-09</text:span></text:span></text:a><text:span text:style-name="T11">: Modificación Ordenanzas Fiscal y Tarifaria Tasa por utilización del vertedero municipal. Clasificación de residuos. Transporte. Fiscalización. Fondo Ambiental. Residuos altamente contaminantes y peligrosos. </text:span></text:p>
      <text:p text:style-name="P30"/>
      <text:p text:style-name="P33"><text:span text:style-name="T11">Ordenanza </text:span><text:a xlink:type="simple" xlink:href="http://10.20.101.141/digesto/detalleOrd.php?hdnIdOrd=7403&amp;hdnSiglaOrd="><text:span text:style-name="Internet_20_link"><text:span text:style-name="T11">1940-CM-09</text:span></text:span></text:a><text:span text:style-name="T11">: Se sustituye el artículo 2º de la Ordenanza 1511-CM-05. Establece el valor del módulo fiscal en pesos dos ($ 2,00).</text:span></text:p>
      <text:p text:style-name="P36"><text:span text:style-name="T11"><text:line-break/><text:tab/>Ordenanza </text:span><text:a xlink:type="simple" xlink:href="http://10.20.101.141/digesto/detalleOrd.php?hdnIdOrd=7409&amp;hdnSiglaOrd="><text:span text:style-name="Internet_20_link"><text:span text:style-name="T11">1936-CM-09</text:span></text:span></text:a><text:span text:style-name="T11">: Modifica el inciso c) del artículo 91° de la Ordenanza 678-CM-96. Contenedores por unidad y por día 30 MF (Módulo Fiscal) y se incorpora a la </text:span><text:soft-page-break/><text:span text:style-name="T11">Ordenanza 678-CM-96 en su artículo 91° como inciso d) Contenedores: por km. recorrido para su disposición en el lugar solicitado por el contribuyente: 2 MF (Módulos Fiscales).</text:span></text:p>
      <text:p text:style-name="P36"><text:span text:style-name="T11"><text:line-break/><text:tab/>Ordenanza </text:span><text:a xlink:type="simple" xlink:href="http://10.20.101.141/digesto/detalleOrd.php?hdnIdOrd=7397&amp;hdnSiglaOrd="><text:span text:style-name="Internet_20_link"><text:span text:style-name="T11">1931-CM-09</text:span></text:span></text:a><text:span text:style-name="T11">: Se instituye el Plan Municipal de Control de la Fauna Urbana (población canina y felina).</text:span></text:p>
      <text:p text:style-name="P36"><text:span text:style-name="T11"><text:line-break/><text:tab/>Ordenanza </text:span><text:a xlink:type="simple" xlink:href="http://10.20.101.141/digesto/detalleOrd.php?hdnIdOrd=7365&amp;hdnSiglaOrd="><text:span text:style-name="Internet_20_link"><text:span text:style-name="T11">1909-CM-09</text:span></text:span></text:a><text:span text:style-name="T11">: Aprueba la Reglamentación de trabajos en la vía pública, estaciones de servicio y medios de elevación. Establece trámite, autorizaciones, inscripción, infracciones y sanciones. Modifica Ordenanza Tarifaria 678-CM-96, 1427-CM-04, 381-CM-94 y 640-CM-96. Deroga artículo 36 inciso 1, artículos 39, 41, 47, 48, 60, 61, 72, 79 inciso 5, artículo 80, 81 y 83 de la Ordenanza 678-CM-96. Roturas de pavimento, calzada, veredas, desagües pluviales. Elementos de seguridad en obras y Reglamento Eléctrico Municipal. Invasiones de la vía pública.</text:span></text:p>
      <text:p text:style-name="P36"><text:span text:style-name="T11"><text:line-break/><text:tab/>Ordenanza </text:span><text:a xlink:type="simple" xlink:href="http://10.20.101.141/digesto/detalleOrd.php?hdnIdOrd=7309&amp;hdnSiglaOrd="><text:span text:style-name="Internet_20_link"><text:span text:style-name="T11">1875-CM-08</text:span></text:span></text:a><text:span text:style-name="T11">: Se incorporan artículos a las Ordenanzas Fiscal y Tarifaria y se abroga la Ordenanza 1130-CM-01. Se establece incentivo fiscal para quienes contraten mano de obra local.</text:span></text:p>
      <text:p text:style-name="P36"><text:span text:style-name="T11"><text:line-break/><text:tab/>Ordenanza </text:span><text:a xlink:type="simple" xlink:href="http://10.20.101.141/digesto/detalleOrd.php?hdnIdOrd=7239&amp;hdnSiglaOrd="><text:span text:style-name="Internet_20_link"><text:span text:style-name="T11">1830-CM-08</text:span></text:span></text:a><text:span text:style-name="T11">: Modifica Ordenanza Fiscal 679-CM-96 artículos 58, 63 y 68. Modifica Ordenanza Tarifaria 678-CM-96 artículo 79º. Deroga el artículo 5º Ordenanza 1260-CM-02. Información contribuyente, verificación, declaraciones juradas, infracciones por obstaculizar la verificación y fiscalización de las obligaciones impositivas, estimación de oficio, períodos fiscales.</text:span></text:p>
      <text:p text:style-name="P36"><text:span text:style-name="T11"><text:line-break/><text:tab/>Ordenanza </text:span><text:a xlink:type="simple" xlink:href="about:blank"><text:span text:style-name="Internet_20_link"><text:span text:style-name="T11">1760-CM-07</text:span></text:span></text:a><text:span text:style-name="T11">: Regulación funcionamiento casinos. Establece horario funcionamiento. Prohíbe cajeros automáticos. Crea fondo adicciones comprensivas de la ludopatía. Habilitación nuevos casinos. Infracciones. Penalidades.</text:span></text:p>
      <text:p text:style-name="P36"><text:span text:style-name="T11"><text:line-break/><text:tab/>Ordenanza </text:span><text:a xlink:type="simple" xlink:href="http://10.20.101.141/digesto/detalleOrd.php?hdnIdOrd=7073&amp;hdnSiglaOrd="><text:span text:style-name="Internet_20_link"><text:span text:style-name="T11">1673-CM-06</text:span></text:span></text:a><text:span text:style-name="T11">: Modifica el artículo 39° bis en la Ordenanza Fiscal 679-CM-96, que dispone descuento de tasas por servicios municipales y/o desarrollo suburbano, rural y planeamiento por pago en término. </text:span></text:p>
      <text:p text:style-name="P36"><text:span text:style-name="T11"><text:line-break/><text:tab/>Ordenanza </text:span><text:a xlink:type="simple" xlink:href="http://10.20.101.141/digesto/detalleOrd.php?hdnIdOrd=7056&amp;hdnSiglaOrd="><text:span text:style-name="Internet_20_link"><text:span text:style-name="T11">1656-CM-06</text:span></text:span></text:a><text:span text:style-name="T11">: Modifica el monto del arancelamiento por servicio bromatológico de análisis de agua artículo 70 Ordenanza Tarifaria 678-CM-96.</text:span></text:p>
      <text:p text:style-name="P36"><text:span text:style-name="T11"><text:line-break/><text:tab/>Ordenanza </text:span><text:a xlink:type="simple" xlink:href="http://10.20.101.141/digesto/detalleOrd.php?hdnIdOrd=7054&amp;hdnSiglaOrd="><text:span text:style-name="Internet_20_link"><text:span text:style-name="T11">1654-CM-06</text:span></text:span></text:a><text:span text:style-name="T11">: Regulación Centros Culturales. Modificación Ordenanza Habilitaciones Comerciales 141-I-82.</text:span></text:p>
      <text:p text:style-name="P36"><text:span text:style-name="T11"><text:line-break/><text:tab/>Ordenanza </text:span><text:a xlink:type="simple" xlink:href="http://10.20.101.141/digesto/detalleOrd.php?hdnIdOrd=7015&amp;hdnSiglaOrd="><text:span text:style-name="Internet_20_link"><text:span text:style-name="T11">1614-CM-2006</text:span></text:span></text:a><text:span text:style-name="T11">: “Establece medidas para la rezonificación de lotes de la manzana 19-2-B-605”.</text:span></text:p>
      <text:p text:style-name="P37"><text:span text:style-name="T11"><text:line-break/><text:tab/>Ordenanza </text:span><text:a xlink:type="simple" xlink:href="http://10.20.101.141/digesto/detalleOrd.php?hdnIdOrd=7000&amp;hdnSiglaOrd="><text:span text:style-name="Internet_20_link"><text:span text:style-name="T11">1599-CM-06</text:span></text:span></text:a><text:span text:style-name="T11">: Modifica Ordenanza 1260-CM-02 referida a la rezonificación de la Junta Vecinal Barrio Parque Lago Moreno.</text:span></text:p>
      <text:p text:style-name="P37"><text:span text:style-name="T11"><text:line-break/><text:tab/>Ordenanza </text:span><text:a xlink:type="simple" xlink:href="http://10.20.101.141/digesto/detalleOrd.php?hdnIdOrd=6991&amp;hdnSiglaOrd="><text:span text:style-name="Internet_20_link"><text:span text:style-name="T11">1590-CM-06</text:span></text:span></text:a><text:span text:style-name="T11">: Establece disposiciones para establecimientos que brinden el servicio de alojamiento turístico respecto del certificado de habilitación con categoría en trámite hasta tres (3) meses de su otorgamiento, período en el cual deberá el Departamento de Turismo Municipal expedirse con respecto a su Clasificación y Categorización a efectos de otorgarle la habilitación comercial y turística respectiva.</text:span></text:p>
      <text:p text:style-name="P36"><text:span text:style-name="T11"><text:line-break/><text:tab/>Ordenanza </text:span><text:a xlink:type="simple" xlink:href="http://10.20.101.141/digesto/detalleOrd.php?hdnIdOrd=6986&amp;hdnSiglaOrd="><text:span text:style-name="Internet_20_link"><text:span text:style-name="T11">1585-CM-06</text:span></text:span></text:a><text:span text:style-name="T11">: Modifica Ordenanza Tarifaria 679-CM-96, por reducción de un 15% por pago al día.</text:span></text:p>
      <text:p text:style-name="P35"><text:soft-page-break/><text:span text:style-name="T11"><text:line-break/><text:tab/>Ordenanza </text:span><text:a xlink:type="simple" xlink:href="http://10.20.101.141/digesto/detalleOrd.php?hdnIdOrd=6927&amp;hdnSiglaOrd="><text:span text:style-name="Internet_20_link"><text:span text:style-name="T11">1526-CM-05</text:span></text:span></text:a><text:span text:style-name="T11">: Regula el Sistema de Clasificación y Categorización de los establecimientos que brinden el servicio de alojamiento turístico en el ejido de la Municipalidad de San Carlos de Bariloche.</text:span></text:p>
      <text:p text:style-name="P33"><text:span text:style-name="T11"><text:line-break/> <text:s text:c="3"/>Ordenanza </text:span><text:a xlink:type="simple" xlink:href="http://10.20.101.141/digesto/detalleOrd.php?hdnIdOrd=6920&amp;hdnSiglaOrd="><text:span text:style-name="Internet_20_link"><text:span text:style-name="T11">1518-CM-05</text:span></text:span></text:a><text:span text:style-name="T11">: Reglamenta sobre los comercios que ofrecen actividades relacionadas con el acceso a Internet a computadoras en red y los servicios que surgen de las mismas.</text:span></text:p>
      <text:p text:style-name="P30"/>
      <text:p text:style-name="P33"><text:span text:style-name="T11">Ordenanza </text:span><text:a xlink:type="simple" xlink:href="http://10.20.101.141/digesto/detalleOrd.php?hdnIdOrd=6913&amp;hdnSiglaOrd="><text:span text:style-name="Internet_20_link"><text:span text:style-name="T11">1511-CM-05</text:span></text:span></text:a><text:span text:style-name="T11">: Modifica la Ordenanza Fiscal 679-CM-96. Establece el Módulo Fiscal como unidad de medida para la determinación de todas las obligaciones fiscales, tributos, tasas, derechos, cánones y multas.</text:span></text:p>
      <text:p text:style-name="P30"/>
      <text:p text:style-name="P33"><text:span text:style-name="T11">Ordenanza </text:span><text:a xlink:type="simple" xlink:href="http://10.20.101.141/digesto/detalleOrd.php?hdnIdOrd=6885&amp;hdnSiglaOrd="><text:span text:style-name="Internet_20_link"><text:span text:style-name="T11">1483-CM-05</text:span></text:span></text:a><text:span text:style-name="T11">: Su articulo 3° introduce modificaciones en la Ordenanza 679-CM-96, que, a razón de la derogación implícita de la normativa relativa a declaraciones juradas y las remisiones hechas por la propia norma en analisís. Es por ello que su artículo tercero debe ser derogado.</text:span></text:p>
      <text:p text:style-name="P30"/>
      <text:p text:style-name="P33"><text:span text:style-name="T11">Ordenanza </text:span><text:a xlink:type="simple" xlink:href="http://10.20.101.141/digesto/detalleOrd.php?hdnIdOrd=6861&amp;hdnSiglaOrd="><text:span text:style-name="Internet_20_link"><text:span text:style-name="T11">1459-CM-04</text:span></text:span></text:a><text:span text:style-name="T11">: Modifica Ordenanza 679-CM-96. Establece régimen de incentivo fiscal.</text:span></text:p>
      <text:p text:style-name="P35"><text:span text:style-name="T11"><text:line-break/><text:tab/>Ordenanza </text:span><text:a xlink:type="simple" xlink:href="http://10.20.101.141/digesto/detalleOrd.php?hdnIdOrd=6848&amp;hdnSiglaOrd="><text:span text:style-name="Internet_20_link"><text:span text:style-name="T11">1446-CM-04</text:span></text:span></text:a><text:span text:style-name="T11">: Modifica Ordenanza 679-CM-96. Establece que el plazo de prescripción de las tasas y contribuciones municipales con vencimientos periódicos anuales o por períodos inferiores a un año es de cinco años.</text:span></text:p>
      <text:p text:style-name="P31"><text:line-break/><text:tab/>Ordenanza 1427-CM-04: Adhiere a las normas y recomendaciones técnicas de la Organización Internacional de Transporte por Cable (OITAF), en materia de fiscalización integral y general de medios de elevación de pasajeros y/o cargas por cable.</text:p>
      <text:p text:style-name="P35"><text:span text:style-name="T11"><text:line-break/><text:tab/>Ordenanza </text:span><text:a xlink:type="simple" xlink:href="http://10.20.101.141/digesto/detalleOrd.php?hdnIdOrd=6825&amp;hdnSiglaOrd="><text:span text:style-name="Internet_20_link"><text:span text:style-name="T11">1423-CM-04</text:span></text:span></text:a><text:span text:style-name="T11">: Modifica Ordenanza 1259-CM-02, relacionada con Habilitación de locales con juegos electrónicos y electromagnéticos de habilidad y destreza.</text:span></text:p>
      <text:p text:style-name="P33"><text:a xlink:type="simple" xlink:href="http://10.20.101.141/digesto/detalleOrd.php?hdnIdOrd=6819&amp;hdnSiglaOrd="><text:span text:style-name="Internet_20_link"><text:span text:style-name="T11"/></text:span></text:a></text:p>
      <text:p text:style-name="P33"><text:a xlink:type="simple" xlink:href="http://10.20.101.141/digesto/detalleOrd.php?hdnIdOrd=6819&amp;hdnSiglaOrd="><text:span text:style-name="Internet_20_link"><text:span text:style-name="T11">Ordenanza 1417-CM-04</text:span></text:span></text:a><text:span text:style-name="T11">: Declara al arbolado como un servicio público y patrimonio natural y cultural de la ciudad.</text:span></text:p>
      <text:p text:style-name="P37"><text:span text:style-name="T11"><text:line-break/><text:tab/>Ordenanza </text:span><text:a xlink:type="simple" xlink:href="http://10.20.101.141/digesto/detalleOrd.php?hdnIdOrd=6803&amp;hdnSiglaOrd="><text:span text:style-name="Internet_20_link"><text:span text:style-name="T11">1401-CM-04</text:span></text:span></text:a><text:span text:style-name="T11">: Modifica la Ordenanza 678-CM-96 en lo relativo a categorías y tarifas mensuales para la aplicación de la Tasa por Servicio de Recolección, Transporte y Disposición Final de Residuos Patógenos.</text:span></text:p>
      <text:p text:style-name="P34"><text:span text:style-name="T11"><text:line-break/><text:tab/>Ordenanza </text:span><text:a xlink:type="simple" xlink:href="http://10.20.101.141/digesto/detalleOrd.php?hdnIdOrd=6800&amp;hdnSiglaOrd="><text:span text:style-name="Internet_20_link"><text:span text:style-name="T11">1398-CM-04</text:span></text:span></text:a><text:span text:style-name="T11">: Modifica el Capítulo XXXI de la Ordenanza 126-I-79 que regula la compra-venta de diferentes objetos usados. Especifica condiciones de higiene y venta de dichos objetos.</text:span></text:p>
      <text:p text:style-name="P37"><text:span text:style-name="T11"><text:line-break/><text:tab/>Ordenanza </text:span><text:a xlink:type="simple" xlink:href="http://10.20.101.141/digesto/detalleOrd.php?hdnIdOrd=6798&amp;hdnSiglaOrd="><text:span text:style-name="Internet_20_link"><text:span text:style-name="T11">1396-CM-04</text:span></text:span></text:a><text:span text:style-name="T11">: Autoriza al Departamento Ejecutivo Municipal a emitir un “Certificado de Servicios de Turismo Estudiantil”. Establece requisitos a acreditar por las empresas y validez del mismo.</text:span></text:p>
      <text:p text:style-name="P35"><text:span text:style-name="T11"><text:line-break/><text:tab/>Ordenanza </text:span><text:a xlink:type="simple" xlink:href="http://10.20.101.141/digesto/detalleOrd.php?hdnIdOrd=6793&amp;hdnSiglaOrd="><text:span text:style-name="Internet_20_link"><text:span text:style-name="T11">1391-CM-04</text:span></text:span></text:a><text:span text:style-name="T11">: Modifica Ordenanza 679-CM-96, en relación con el tratamiento de exportaciones.</text:span></text:p>
      <text:p text:style-name="P35"><text:span text:style-name="T11"><text:line-break/><text:tab/>Ordenanza </text:span><text:a xlink:type="simple" xlink:href="http://10.20.101.141/digesto/detalleOrd.php?hdnIdOrd=6708&amp;hdnSiglaOrd="><text:span text:style-name="Internet_20_link"><text:span text:style-name="T11">1306-CM-03</text:span></text:span></text:a><text:span text:style-name="T11">: Modifica Ordenanza 678-CM-96. Incorpora Mínimos Especiales Mensuales a la actividad bancaria y financiera.</text:span></text:p>
      <text:p text:style-name="P52"/>
      <text:p text:style-name="P33"><text:soft-page-break/><text:span text:style-name="T11">Ordenanza </text:span><text:a xlink:type="simple" xlink:href="http://10.20.101.141/digesto/detalleOrd.php?hdnIdOrd=6707&amp;hdnSiglaOrd="><text:span text:style-name="Internet_20_link"><text:span text:style-name="T11">1305-CM-03</text:span></text:span></text:a><text:span text:style-name="T11">: Modifica Ordenanzas 1259-CM-02 y 679-CM-96, en lo referente a alícuotas para videojuegos, metegol y máquinas electrónicas e infantiles, máquinas tipo grúa.</text:span></text:p>
      <text:p text:style-name="P38"><text:span text:style-name="T11"><text:line-break/><text:tab/>Ordenanza </text:span><text:a xlink:type="simple" xlink:href="http://10.20.101.141/digesto/detalleOrd.php?hdnIdOrd=6680&amp;hdnSiglaOrd="><text:span text:style-name="Internet_20_link"><text:span text:style-name="T11">1278-CM-03</text:span></text:span></text:a><text:span text:style-name="T11">: Modifica Ordenanzas 678-CM-96, 679-CM-96 y 1260-M-02, Fiscal y Tarifaria, en lo referido a actualización de valores de tasas, fija excepciones, y en lo referido a habilitaciones comerciales.</text:span></text:p>
      <text:p text:style-name="P37"><text:span text:style-name="T11"><text:line-break/><text:tab/>Ordenanza </text:span><text:a xlink:type="simple" xlink:href="http://10.20.101.141/digesto/detalleOrd.php?hdnIdOrd=6662&amp;hdnSiglaOrd="><text:span text:style-name="Internet_20_link"><text:span text:style-name="T11">1260-CM-02</text:span></text:span></text:a><text:span text:style-name="T11">: Modifica Ordenanzas 678-CM-96 – 679-CM-96 y sus modificatorias debido a que la derogación de la Ley de Convertibilidad y el aumento del costo de vida han provocado un desfasaje entre los costos que debe afrontar la Municipalidad para brindar los servicios y los montos establecidos para el pago de tasas y derechos. Deroga la Ordenanza 708-CM-97. </text:span></text:p>
      <text:p text:style-name="P37"><text:span text:style-name="T11"><text:line-break/><text:tab/>Ordenanza </text:span><text:a xlink:type="simple" xlink:href="http://10.20.101.141/digesto/detalleOrd.php?hdnIdOrd=6661&amp;hdnSiglaOrd="><text:span text:style-name="Internet_20_link"><text:span text:style-name="T11">1259-CM-02</text:span></text:span></text:a><text:span text:style-name="T11">: Prohíbe totalmente la instalación y/o explotación de máquinas electrónicas y/o electromagnéticas de juegos de azar y de aquellas que representen para los participantes de los juegos premios en dinero, excepto las alcanzadas dentro de las previsiones del artículo 1 de la Ordenanza 527-CM-91. Deroga Ordenanza 07-C-83. Establece prohibiciones y requisitos para la habilitación. Establece sanciones.</text:span></text:p>
      <text:p text:style-name="P36"><text:span text:style-name="T11"><text:line-break/><text:tab/>Ordenanza </text:span><text:a xlink:type="simple" xlink:href="http://10.20.101.141/digesto/detalleOrd.php?hdnIdOrd=6598&amp;hdnSiglaOrd="><text:span text:style-name="Internet_20_link"><text:span text:style-name="T11">1196-CM-02</text:span></text:span></text:a><text:span text:style-name="T11">: Modifica Ordenanza 1168-CM-01, referida a fiscalización de servicios de transporte.</text:span></text:p>
      <text:p text:style-name="P34"><text:span text:style-name="T11"><text:line-break/><text:tab/>Ordenanza </text:span><text:a xlink:type="simple" xlink:href="http://10.20.101.141/digesto/detalleOrd.php?hdnIdOrd=6593&amp;hdnSiglaOrd="><text:span text:style-name="Internet_20_link"><text:span text:style-name="T11">1191-CM-02</text:span></text:span></text:a><text:span text:style-name="T11">: Dispone el otorgamiento de permisos para la ocupación del espacio público sobre las veredas de los frentistas, destinado a la colocación de mesas y sillas, a los comercios cuyos rubros se definen como: confiterías, restaurantes, pizzerías, bares, heladerías y otros del rubro gastronómico.</text:span></text:p>
      <text:p text:style-name="P35"><text:span text:style-name="T11"><text:line-break/><text:tab/>Ordenanza </text:span><text:a xlink:type="simple" xlink:href="http://10.20.101.141/digesto/detalleOrd.php?hdnIdOrd=6570&amp;hdnSiglaOrd="><text:span text:style-name="Internet_20_link"><text:span text:style-name="T11">1168-CM-01</text:span></text:span></text:a><text:span text:style-name="T11">: Dispone medidas de fiscalización de transportes de pasajeros públicos o privados y cargas. Establece sanciones.</text:span></text:p>
      <text:p text:style-name="P36"><text:span text:style-name="T11"><text:line-break/><text:tab/>Ordenanza </text:span><text:a xlink:type="simple" xlink:href="http://10.20.101.141/digesto/detalleOrd.php?hdnIdOrd=6519&amp;hdnSiglaOrd="><text:span text:style-name="Internet_20_link"><text:span text:style-name="T11">1117-CM-01</text:span></text:span></text:a><text:span text:style-name="T11">: Modifica el artículo 102 de la Ordenanza Tarifaria 678-CM-96, fijando nuevos aranceles para el uso del Gimnasio Municipal para actividades deportivas.</text:span></text:p>
      <text:p text:style-name="P35"><text:span text:style-name="T11"><text:line-break/><text:tab/>Ordenanza </text:span><text:a xlink:type="simple" xlink:href="http://10.20.101.141/digesto/detalleOrd.php?hdnIdOrd=6503&amp;hdnSiglaOrd="><text:span text:style-name="Internet_20_link"><text:span text:style-name="T11">1101-CM-01</text:span></text:span></text:a><text:span text:style-name="T11">: Modifica la Ordenanzas 678 y 679-CM-96. Fija montos de la tasa por categoría de vehículo y por sanciones por incumplimiento. Establece restricciones y prohibiciones al transporte de sustancias alimenticias y de productos derivados de la pesca y de la caza.</text:span></text:p>
      <text:p text:style-name="P37"><text:span text:style-name="T11"><text:line-break/><text:tab/>Ordenanza </text:span><text:a xlink:type="simple" xlink:href="http://10.20.101.141/digesto/detalleOrd.php?hdnIdOrd=6491&amp;hdnSiglaOrd="><text:span text:style-name="Internet_20_link"><text:span text:style-name="T11">1089-CM-00</text:span></text:span></text:a><text:span text:style-name="T11">: Modifica Ordenanza Fiscal 679-CM-96. Establece plazo de 30 días para considerar como domicilio fiscal el lugar en que los contribuyentes tengan sus inmuebles o negocios.</text:span></text:p>
      <text:p text:style-name="P37"><text:span text:style-name="T11"><text:line-break/><text:tab/>Ordenanza </text:span><text:a xlink:type="simple" xlink:href="http://10.20.101.141/digesto/detalleOrd.php?hdnIdOrd=6463&amp;hdnSiglaOrd="><text:span text:style-name="Internet_20_link"><text:span text:style-name="T11">1061-CM-00:</text:span></text:span></text:a><text:span text:style-name="T11"> Modifica Ordenanza 822-CM-98, referida a gravámenes por entradas al casino. Establece nuevo texto: "En ningún caso la contribución mensual por este concepto, será inferior a $3.400.</text:span></text:p>
      <text:p text:style-name="P30"/>
      <text:p text:style-name="P30">Ordenanza 935-CM-98: Fija valores para la reparación de pavimento por parte del Municipio.</text:p>
      <text:p text:style-name="P36"><text:span text:style-name="T11"><text:line-break/><text:tab/>Ordenanza 881-CM-98</text:span><text:span text:style-name="Internet_20_link"><text:span text:style-name="T11">:</text:span></text:span><text:span text:style-name="T11"> Dispone la habilitación de un Libro de Quejas en cada Mesa </text:span><text:soft-page-break/><text:span text:style-name="T11">de Entradas en funcionamiento en la Municipalidad. Establece derecho de oficina para trámites. Establece exenciones.</text:span></text:p>
      <text:p text:style-name="P36"><text:span text:style-name="T11"><text:line-break/><text:tab/></text:span>Ordenan<text:span text:style-name="T9">za 882-CM-199</text:span><text:span text:style-name="T11">8</text:span><text:span text:style-name="Internet_20_link"><text:span text:style-name="T11">: </text:span></text:span><text:span text:style-name="T8">Mod</text:span>ifica Ordenanza 679-CM-96 en lo referido a casinos y salas de juego. Determina fórmula para establecer el gravamen a aplicar. Estipula monto mínimo, definiciones, requisitos de las declaraciones juradas. Modifica Ordenanza 390-CM-94 en lo referido a <text:span text:style-name="T11">la creación del Fondo Municipal del Deporte y los recursos para integrarlo. Deroga la Ordenanza 810-CM-97.</text:span></text:p>
      <text:p text:style-name="P33"><text:span text:style-name="T11"><text:line-break/>Ordenanza </text:span><text:a xlink:type="simple" xlink:href="http://10.20.101.141/digesto/detalleOrd.php?hdnIdOrd=6143&amp;hdnSiglaOrd="><text:span text:style-name="Internet_20_link"><text:span text:style-name="T11">741-CM-97</text:span></text:span></text:a><text:span text:style-name="T11">: Suspende en todo el ejido municipal el desarrollo de actividades de promoción para la comercialización de productos o servicios realizados por el término de 60 días.</text:span></text:p>
      <text:p text:style-name="P30"/>
      <text:p text:style-name="P33"><text:span text:style-name="T11">Ordenanza </text:span><text:a xlink:type="simple" xlink:href="http://10.20.101.141/digesto/detalleOrd.php?hdnIdOrd=6137&amp;hdnSiglaOrd="><text:span text:style-name="Internet_20_link"><text:span text:style-name="T11">735-CM-07</text:span></text:span></text:a><text:span text:style-name="T11">: Modifica Ordenanza Tarifaria 678-CM-96. Incluye texto referido a aportes al Emprotur.</text:span></text:p>
      <text:p text:style-name="P32"><text:line-break/><text:tab/>Ordenanza 679-CM-96: Ordenanza Fiscal Municipal. Derogación Ordenanza 442-CM-94.</text:p>
      <text:p text:style-name="P30"/>
      <text:p text:style-name="P30">Ordenanza 678-CM-96: Ordenanza Tarifaria Municipal Año 1996. Derogacion Ordenanza 443-CM-94.</text:p>
      <text:p text:style-name="P36"><text:span text:style-name="T11"><text:line-break/><text:tab/></text:span><text:a xlink:type="simple" xlink:href="http://10.20.101.141/digesto/detalleOrd.php?hdnIdOrd=4896&amp;hdnSiglaOrd="><text:span text:style-name="Internet_20_link"><text:span text:style-name="T11">Ordenanza 162-C-88</text:span></text:span></text:a><text:span text:style-name="T11">: Aprueba el Reglamento para el alquiler de motos, ciclomotores y triciclos motorizados.</text:span></text:p>
      <text:p text:style-name="P37"><text:span text:style-name="T11"><text:line-break/><text:tab/></text:span><text:a xlink:type="simple" xlink:href="http://10.20.101.141/digesto/detalleOrd.php?hdnIdOrd=4829&amp;hdnSiglaOrd="><text:span text:style-name="Internet_20_link"><text:span text:style-name="T11">Ordenanza 95-C-88</text:span></text:span></text:a><text:span text:style-name="T11">: Prohibe en el ámbito del ejido municipal la fabricación, comercialización y consumo de detergentes, sean de uso doméstico o industrial, que no cumplan con los requisitos que el Gobierno Nacional y/o Provincial les asigne para darles la categoría de Biodegradables - Fecha de entrada en vigencia.</text:span></text:p>
      <text:p text:style-name="P37"><text:span text:style-name="T11"><text:line-break/><text:tab/></text:span><text:a xlink:type="simple" xlink:href="http://10.20.101.141/digesto/detalleOrd.php?hdnIdOrd=3872&amp;hdnSiglaOrd="><text:span text:style-name="Internet_20_link"><text:span text:style-name="T11">Ordenanza 98-C-84</text:span></text:span></text:a><text:span text:style-name="T11">: Modifica el artículo 9º de la Ordenanza 79-I-80 respecto de normas de aplicación para los comercios habilitados para la actividad de alquiler de equipos y calzado para la nieve - Transcripción.</text:span></text:p>
      <text:p text:style-name="P33"/>
      <text:p text:style-name="P33"/>
      <text:p text:style-name="P6">FUNDAMENTOS</text:p>
      <text:p text:style-name="P6"/>
      <text:p text:style-name="P41">Como continuidad del trabajo de consolidación que viene realizando el Departamento de Digesto del Concejo Municipal, es recomendable avanzar sobre el reordenamiento de ordenanzas de naturaleza fiscal y tributaria.</text:p>
      <text:p text:style-name="P41"/>
      <text:p text:style-name="P41">Es por ello, que el presente proyecto tiene como objeto la depuración  de la normativa fiscal de la ciudad de San Carlos de Bariloche.</text:p>
      <text:p text:style-name="P41"/>
      <text:p text:style-name="P41">Teniendo presente para este trabajo que sanción de las Ordenanzas 2374-CM-12 y 2375-CM-12, generaron un nuevo régimen fiscal y tarifario de aplicación en la ciudad dejando sin virtualidad jurídica al régimen previo. Por elementales motivos de seguridad jurídica, simplicidad en el acceso a la información para el administrado, es menester abrogar explícitamente las normas previas, abrogadas o derogadas de forma implícita por el principio de que norma posterior deroga anterior.</text:p>
      <text:p text:style-name="P41"/>
      <text:p text:style-name="P45"><text:span text:style-name="T5">“</text:span>El problema son las derogaciones implícitas; cuando una ley posterior establece una norma contraria a otra preexistente en el orden jurídico, la nueva reemplaza a la anterior, <text:soft-page-break/>que queda eliminada; sin embargo, los artículos que contenían a esas normas permanecen en la legislación, lo que produce incertidumbre para la ciudadanía no especializada en el manejo de normas y leyes. </text:p>
      <text:p text:style-name="P45"/>
      <text:p text:style-name="P45">Por ese motivo las derogaciones deben ser expresas y sumamente precisas en cuanto a qué es lo que se deroga.</text:p>
      <text:p text:style-name="P45"/>
      <text:p text:style-name="P45">También es recomendable, por ello, que al derogar una ley se deroguen también sus modificatorias; aunque la derogación de las modificatorias no tiene efecto alguno en el sistema jurídico, ya que se trata de normas instantáneas que desaparecieron al cumplir su objeto, ello contribuye a depurar la legislación.” (Manual de Técnica Legislativa, Héctor Pérez Bourbon).</text:p>
      <text:p text:style-name="P45"/>
      <text:p text:style-name="P41">Es en base a ello, que repasando los antecedentes citados y sobre cada norma particular se debe referir la existencia de ordenanzas que deben ser parcialmente derogadas, es decir, que algunos de sus artículos se contraponen con las previsiones posteriores y su derogación expresa favorece la comprensión por parte del publico al que se dirige, evitando confusiones ociosas, ese es el caso de las siguientes:</text:p>
      <text:p text:style-name="P41"/>
      <text:p text:style-name="P41"><text:span text:style-name="T4">Ordenanza 98-C-84: </text:span>Que establece sanciones y fue incorporada a la tabla de determinación de la Ordenanza 1511-CM-05. </text:p>
      <text:p text:style-name="P41"/>
      <text:p text:style-name="P41"><text:span text:style-name="T4">Ordenanza 95-C-88: </text:span>Que establece sanciones y fue incorporada a la tabla de determinación de la Ordenanza 1511-CM-05. </text:p>
      <text:p text:style-name="P41"/>
      <text:p text:style-name="P41"><text:span text:style-name="T4">Ordenanza 162-C-88: </text:span>Que establece sanciones y fue incorporada a la tabla de determinación de la Ordenanza 1511-CM-05. </text:p>
      <text:p text:style-name="P41"/>
      <text:p text:style-name="P41"><text:span text:style-name="T4">Ordenanza 735-CM-97:</text:span> Modifica Ordenanza Tarifaría 678-CM-96. Incluye texto referido a aportes al Emprotur. Que inserta en  la Ordenanza Tarifaria 678-CM-96, en el Anexo "B", artículo IV, Capítulo I, Tasa por Inspección, Seguridad e Higiene.</text:p>
      <text:p text:style-name="P41"/>
      <text:p text:style-name="P41"><text:span text:style-name="T4">Ordenanza 741-CM-97:</text:span> Suspende en todo el ejido municipal el desarrollo de actividades de promoción para la comercialización de productos o servicios realizados por el término de 60 días. <text:s/>La misma carece de virtulaidad, dado que su plazo se encuentra vencido por el transcurso del tiempo, ya se encuentra pasada como de objeto cumplido en la base de digesto.</text:p>
      <text:p text:style-name="P41"/>
      <text:p text:style-name="P41"><text:span text:style-name="T4">Ordenanza 822-CM-98</text:span>:<text:tab/>Modificaba Ordenanza 679-CM-96 en lo referido a casinos y salas de juego. Sus artículos 1°y 2° afectaban las Ordenanza 679-CM-96 y 678-CM-96 respectivamente. Fue declarada inconstitucional por el STJRN expte. 13.650/99 Casinos del Sur S.A. S/ acción de inconstitucionalidad en Fallo del 04/04/2001. Se sugiere derogación expresa de los artículos 1 y 2.</text:p>
      <text:p text:style-name="P41"/>
      <text:p text:style-name="P41"><text:span text:style-name="T4">Ordenanza 881-CM-98:</text:span> Dispone la habilitación de un Libro de Quejas en cada Mesa de Entradas en funcionamiento en la Municipalidad. Derogar artículo 1º, que afecta a la Ordenanza 679-CM-1996.</text:p>
      <text:p text:style-name="P41"/>
      <text:p text:style-name="P41"><text:span text:style-name="T4">Ordenanza 935-CM-98:</text:span> Fija valores para la reparación de pavimento por parte del Municipio. La misma debe considerarse abrogada por la Ordenanza 1338-CM-03, y por su naturaleza, debe incorporarse en la presente a los efectos de depurar el sistema normativo.</text:p>
      <text:p text:style-name="P41"/>
      <text:p text:style-name="P41"><text:soft-page-break/><text:span text:style-name="T4">Ordenanza 1061-CM-2000</text:span>: Que proveía un régimen especial de tributación para el casino, fue declarada inconstitucional en el caso concreto por el STJRN en Expte. N° 15441/02 “Entretenimientos Patagonia S.A s/ acción de inconstitucionalidad Ordenanza 1061-CM-00” de fecha 27/12/2002.</text:p>
      <text:p text:style-name="P41"/>
      <text:p text:style-name="P41"><text:span text:style-name="T4">Ordenanza 1089-CM-00</text:span>. Sancionada la Ordenanza 2374-CM-12, carece absolutamente de objeto la regulación hecha por esta ordenanza que modificara la Ordenanza Fiscal 679-CM-96 estableciendo plazo de 30 días para considerar como domicilio fiscal el lugar en que los contribuyentes tengan sus inmuebles o negocios. Se destaca que la Ordenanza 2374-CM-12 ha regulado la situación en sus artículos 14 y siguientes.</text:p>
      <text:p text:style-name="P41"/>
      <text:p text:style-name="P41"><text:span text:style-name="T4">Ordenanza 1101-CM-01</text:span>: Sus artículos afectan las antiguas Ordenanzas Fiscal, artículo 1, y Tarifaria, artículo 2, fijando montos de la tasa por categoría de vehículo y por sanciones por incumplimiento. Establece restricciones y prohibiciones al transporte de sustancias alimenticias y de productos derivados de la pesca y de la caza. </text:p>
      <text:p text:style-name="P41"/>
      <text:p text:style-name="P41"><text:span text:style-name="T4">Ordenanza 1117-CM-01</text:span>. Que modifica el artículo 102 de la Ordenanza Tarifaria 678-CM-96, fijando nuevos aranceles para el uso del Gimnasio Municipal para actividades deportivas.</text:p>
      <text:p text:style-name="P41"/>
      <text:p text:style-name="P41"><text:span text:style-name="T4">Ordenanza 1168-CM-01</text:span>: De fiscalización de Transportes de pasajeros. Públicos o privados y cargas.</text:p>
      <text:p text:style-name="P41"/>
      <text:p text:style-name="P41">Se debe derogar el artículo 9 y modificar el artículo 10 puesto que se encuentra regulado en el artículo 223° de la Ordenanza Fiscal 2374-CM-12.</text:p>
      <text:p text:style-name="P41"/>
      <text:p text:style-name="P41"><text:span text:style-name="T4">Ordenanza 1191-CM-02</text:span>: Dispone el otorgamiento de permisos para la ocupación del espacio público sobre las veredas de los frentistas, destinado a la colocación de mesas y sillas. El precepto del artículo 3 de la misma se encuentra establecido en el artículo 12° del anexo I de la Ordenanza 2375-CM-12.</text:p>
      <text:p text:style-name="P41"/>
      <text:p text:style-name="P41"><text:span text:style-name="T4">Ordenanza 1196-CM-02</text:span>: Modifica ordenanza 1168-CM-01.  Dado que el articulo 5° es modificatorio de la Ordenanza 1168-CM-01 (artículo 9), el mismo debe derogarse por los mismos motivos que los referidos para aquella.</text:p>
      <text:p text:style-name="P41"/>
      <text:p text:style-name="P41"><text:span text:style-name="T4">Ordenanza 1259-CM-02</text:span>: Su artículo 11 es de naturaleza fiscal y su artículo 12 afectaba la norma tarifaria. Ambos deben derogarse. </text:p>
      <text:p text:style-name="P41"/>
      <text:p text:style-name="P41"><text:span text:style-name="T4">Ordenanza 1260-CM-02:</text:span> Modifica Ordenanzas 678-CM-96 – 679-CM-96 y sus modificatorias debido a que la derogación de la Ley de Convertibilidad y el aumento del costo de vida han provocado un desfasaje entre los costos que debe afrontar la Municipalidad para brindar los servicios y los montos establecidos para el pago de tasas y derechos. Deroga la Ordenanza 708-CM-97. Actualmente carece de aplicabilidad debido a la sanción de las ordenanzas 2374-CM-12 y 2375-CM-12. Asimismo, debe ratificarse la abrogación de la Ordenanza 708-CM-97.</text:p>
      <text:p text:style-name="P41"/>
      <text:p text:style-name="P41"><text:span text:style-name="T4">Ordenanza 1278-CM-03:</text:span> Disposición modificatoria de las ordenanzas 678-CM-96, 679-CM-96 y 1260-CM-02, en lo referido a actualización de valores de tasas, fija excepciones, y en lo referido a habilitaciones comerciales.</text:p>
      <text:p text:style-name="P41"/>
      <text:p text:style-name="P41"><text:span text:style-name="T4">Ordenanza 1305-CM-03:</text:span> Modificatoria de las ordenanzas 1259-CM-02 y 679-CM-96, en lo referente a alícuotas para videojuegos, metegol y máquinas electrónicas e infantiles, máquinas tipo grúa. También ha devenido inaplicable.</text:p>
      <text:p text:style-name="P41"><text:soft-page-break/></text:p>
      <text:p text:style-name="P41"><text:span text:style-name="T4">Ordenanza 1306-CM-03:</text:span> Su único objeto consiste en modificar la Ordenanza 678-CM-96 (alícuotas) por tanto, abrogada aquella en su cuestión orgánica, es inconsistente que continue vigente.</text:p>
      <text:p text:style-name="P41"/>
      <text:p text:style-name="P41"><text:span text:style-name="T4">Ordenanza 1391-CM-04:</text:span> Modifica ordenanza 679-CM-96, en relación con el tratamiento de exportaciones. El presente proyecto sugiere, a consideración de los Concejales, puesto que deviene en una cuestión de política legislativa, la abrogación del precepto, más conjuntamente la incorporación de la excención a las exportaciones planteadas por la norma en análisis como inciso 4° del  artículo 152º, ordenanza 2374-CM-12: <text:span text:style-name="T15">“</text:span><text:span text:style-name="T14">Las exportaciones, entendiéndose por tales la actividad consistente en la venta de productos y mercaderías efectuadas al exterior por el exportador con sujeción a los mecanismos aplicados por la Administración Nacional de Aduanas. Esta exención no alcanza a las actividades conexas, de transporte, eslingaje, depósito y toda otra de similar naturaleza”.</text:span></text:p>
      <text:p text:style-name="P41"/>
      <text:p text:style-name="P41"><text:span text:style-name="T4">Ordenanza 1396-CM-04</text:span>: Autoriza al Departamento Ejecutivo Municipal a emitir un “Certificado de Servicios de Turismo Estudiantil”. Establece requisitos a acreditar por las empresas y validez del mismo. Derogación del artículo 4º afecta a la ordenanza tarifaria 678-CM-96. </text:p>
      <text:p text:style-name="P41"/>
      <text:p text:style-name="P41"><text:span text:style-name="T4">Ordenanza 1398-CM-05: </text:span>Que establece sanciones y fue incorporada a la tabla de determinación de la ordenanza 1511-CM-05.</text:p>
      <text:p text:style-name="P41"/>
      <text:p text:style-name="P41"><text:span text:style-name="T4">Ordenanza 1401-CM-04:</text:span> Modifica la Ordenanza 678-CM-96 en lo relativo a categorías y tarifas mensuales para la aplicación de la Tasa por Servicio de Recolección, Transporte y Disposición Final de Residuos Patógenos. Su único objeto consiste en modificar la Ordenanza 678-CM-96. Asimismo, la Ordenanza 2349-CM-12 adecua el régimen provincial al municipal, por tanto, a criterio de esta oficina es inconsistente que continúe vigente. </text:p>
      <text:p text:style-name="P41"/>
      <text:p text:style-name="P41"><text:span text:style-name="T4">Ordenanza 1417-CM-04: </text:span>Que establece sanciones y fue incorporada a la tabla de determinación de la Ordenanza 1511-CM-05.-</text:p>
      <text:p text:style-name="P41"/>
      <text:p text:style-name="P41"><text:span text:style-name="T4">Ordenanza 1423-CM-04</text:span>: Modifica Ordenanza 1259-CM-02: Su artículo 2° afectaba a la antigua ordenanza tarifaria y su artículo 3º a la antigua ordenanza fiscal. Se sugiere derogación artículo 2 y 3.</text:p>
      <text:p text:style-name="P46"><text:s/></text:p>
      <text:p text:style-name="P41"><text:span text:style-name="T4">Ordenanza 1427-CM-04: </text:span>Que establece sanciones y fue incorporada a la tabla de determinación de la Ordenanza 1511-CM-05.</text:p>
      <text:p text:style-name="P41"/>
      <text:p text:style-name="P41"><text:span text:style-name="T4">Ordenanza 1446-CM-04:</text:span> Estableció que el plazo de prescripción de las tasas y contribuciones municipales con vencimientos periódicos anuales o por períodos inferiores a un año es de cinco años. La norma ha devenido en carente de sentido en atención a la disposición de la Ordenanza 2374-CM-2012, artículos 84 y siguientes.</text:p>
      <text:p text:style-name="P41"/>
      <text:p text:style-name="P41"><text:span text:style-name="T4">Ordenanza 1459-CM-04:</text:span> Establecía un régimen de incentivo fiscal para la ordenanza 679-CM-96.</text:p>
      <text:p text:style-name="P41"/>
      <text:p text:style-name="P41"><text:span text:style-name="T4">Ordenanza 1483-CM-05:</text:span> Establece que todas las solicitudes de habilitación comercial que se presentan a la Dirección de Inspección General de la Municipalidad de San Carlos de Bariloche deberán presentarse en forma obligatoria acompañadas del formulario de Declaración Jurada.</text:p>
      <text:p text:style-name="P41"><text:soft-page-break/></text:p>
      <text:p text:style-name="P41"><text:span text:style-name="T4">Ordenanza 1511-CM-05:</text:span> Modifica la Ordenanza Fiscal 679-CM-96. Establece el Módulo Fiscal como unidad de medida para la determinación de todas las obligaciones fiscales, tributos, tasas, derechos, cánones y multas. El dispositivo, en igual sentido menciona infracciones y multas por incumplimientos a ordenanzas que no estan especificadas en otras normas -se debe a futuro verificar si se encuentran incluidas en el proyecto N° 267/13 (proyecto de Libro II de las infracciones Ordenanza Tarifaria)- y establece una “Hoja de determinación del Módulo Fiscal”  para derechos y multas establecidos en diferentes normas. </text:p>
      <text:p text:style-name="P41"/>
      <text:p text:style-name="P41">Deben derogarse sus artículos 3, 5, 6 y 7, por ser normativa contemplada en normas posteriores. Asimismo este proyecto apunta a consolidar dicha norma modificando la redacción de los artículos 1, 2 y 4 de la misma, y su anexo, el que resulta depurado de sanciones que sí han sido posteriormente modificadas o establecidas con distinto criterio en nuevas normas. Debe tenerse presente en este sentido la subsistencia de derechos y multas establecidos por las Ordenanza 98-C-84; 95-C-88; 162-C-88; 1396-CM-04; 1398-CM-04; 1417-CM-04; 1423-CM-04; 1427-CM-04. A su turno se ha depurado el cuadro de las conversiones relativas a las Ordenanzas 195-C-89 (abrogada por Ordenanza 1546-CM-05); 118-CM-92 (Abrogada por Ordenanza 1792-CM-07); Ordenanza 678-CM-96, artículos 80 y 83 (derogados por Ordenanza 1909-CM-09); 1265-CM-03 (Sustituído por Ordenanza 2375-CM-12); 1338-CM-03 (derogado por Ordenanza 2375-CM-12); 1422-CM-04, artículo 7° (Abrogada por Ordenanza 1518-CM-05); 1424-CM-04 (Abrogada por Ordenanza 1931-CM-09); 1427-CM-04, artículo 7° (derogado por Ordenanza 1909-CM-09).</text:p>
      <text:p text:style-name="P41"/>
      <text:p text:style-name="P41">El presente proyecto también procura introducir cambios en cuanto al Módulo Fiscal, dándole carácter de unidad de medida facultativa y siguiendo en este aspecto el criterio de las Ordenanzas 2374-CM-12 y 2375-CM-12, que han establecido las sumas a abonar en concepto de tributos municipales en pesos razón por la cual el Módulo Fiscal es actualmente de naturaleza marginal a la regla general (determinación del tributo en pesos argentinos). En igual sentido se propone consolidar el criterio y el valor del Módulo Fiscal en una única norma, evitando una innecesaria dispersión normativa.</text:p>
      <text:p text:style-name="P44"><text:line-break/><text:tab/><text:span text:style-name="T4">Ordenanza 1518-CM-05</text:span>: Reglamenta sobre los comercios que ofrecen actividades relacionadas con el acceso a Internet a computadoras en red y los servicios que surgen de las mismas. Su artículo 9 afecta la antigua ordenanza fiscal (679-cm-96) y el 10 a la Tarifaria (678-CM-96). Se sugiere derogación de artículos 9 y 10. Revisar el artículos 8 para analizar su derogación o incorporarlo en la ordenanza Tarifaria vigente (artículo 6 código 643000; 644000 y 645000).  </text:p>
      <text:p text:style-name="P41"/>
      <text:p text:style-name="P41"><text:span text:style-name="T4">Ordenanza 1526-CM-05</text:span>: Sistema de clasificación de alojamientos turísticos de la ciudad. <text:s/>Se debe derogar el artículo 40º que afectara la Ordenanza 678-CM-96 (Tarifaria).</text:p>
      <text:p text:style-name="P41"/>
      <text:p text:style-name="P41"><text:span text:style-name="T4">Ordenanza 1585-CM-06.</text:span> Estableció un descuento del 15% por pago al día de los tributos, modificando la Ordenanza 679-CM-96, actualmente existe una disposición similar en el artículo 104 de la Ordenanza 2374-CM-12.</text:p>
      <text:p text:style-name="P41"/>
      <text:p text:style-name="P41"><text:span text:style-name="T4">Ordenanza 1590-CM-06</text:span>: Establece disposiciones para establecimientos que brinden el servicio de alojamiento turístico respecto del certificado de habilitación, se debe derogar el artículo 1, que afectara a la Ordenanza 679-CM-1996 y el artículo 2 que afecta a la Ordenanza 678-CM-1996. </text:p>
      <text:p text:style-name="P54"/>
      <text:p text:style-name="P41"><text:soft-page-break/><text:span text:style-name="T4">Ordenanza 1599-CM-06.</text:span> Modifica Ordenanza 1260-CM-02 referida a la rezonificación de la Junta Vecinal Barrio Parque Lago Moreno para el pago de la TSM. En razón de la zonificación dispuesta por la nueva ordenanza 2374-CM-12 (artículos 97 Ccdtes. Y Sstes).-</text:p>
      <text:p text:style-name="P54"/>
      <text:p text:style-name="P41"><text:span text:style-name="T4">Ordenanza 1614-CM-2006</text:span>: La Zonificación que dispone la nueva ordenanza fiscal deja sin objeto lo dispuesto por la norma mencionada.-<text:tab/> </text:p>
      <text:p text:style-name="P54"/>
      <text:p text:style-name="P41"><text:span text:style-name="T4">Ordenanza 1654-CM-06:</text:span> Regulación Centros Culturales. Modificación Ordenanza Habilitaciones Comerciales 141-I-82. Su artículo artículo 2º carece de virtualidad si se abroga la ordenanza 679-CM-1996. </text:p>
      <text:p text:style-name="P54"/>
      <text:p text:style-name="P41"><text:span text:style-name="T4">Ordenanza 1656-CM-06:</text:span> Modifica el monto del arancelamiento por servicio bromatológico de análisis de agua artículo 70, Ordenanza Tarifaria 678-CM-96. También se encuentra abrogada implícitamente por el dispositivo contenido en el artículo 62° de la Ord. 2375-CM-2012-.</text:p>
      <text:p text:style-name="P54"/>
      <text:p text:style-name="P41"><text:span text:style-name="T4">Ordenanza 1673-CM-06:</text:span> Modifica el artículo 39° bis en la Ordenanza Fiscal 679-CM-96, dispuso descuento de tasas por servicios municipales y desarrollo suburbano, rural y planeamiento por pago en término. Carece de objeto por la abrogación de la ordenanza 679-CM-2012, se debe abrogar. </text:p>
      <text:p text:style-name="P41"/>
      <text:p text:style-name="P47"><text:span text:style-name="T10">Ordenanza </text:span><text:a xlink:type="simple" xlink:href="about:blank"><text:span text:style-name="Internet_20_link"><text:span text:style-name="T10">1760-CM-07</text:span></text:span></text:a><text:span text:style-name="T10">: </text:span><text:span text:style-name="T3">Regulación funcionamiento casinos. Establece horario funcionamiento. Prohíbe cajeros automáticos. Crea fondo adicciones comprensivas de la ludopatía. Habilitación nuevos casinos. Infracciones. Penalidades.</text:span></text:p>
      <text:p text:style-name="P54"/>
      <text:p text:style-name="P43"><text:span text:style-name="T4">Ordenanza 1830-CM-08:</text:span> El objeto de la misma consiste en modificar las ordenanzas Fiscal 679-CM-96 artículos 58, 63 y 68; y la Ordenanza Tarifaria 678-CM-96, artículo 79º. </text:p>
      <text:p text:style-name="P43"/>
      <text:p text:style-name="P43">Conteniendo otras disposiciones vinculadas también en desuso. Se procura derogar los artículos 1, 3 y 4. El artículo 2 contiene infracciones. De todas maneras, hasta tanto no se resuelva el Proyecto de Ordenanza 267/13, no podría incluirse la derogación del artículo 3 de esta ordenanza. </text:p>
      <text:p text:style-name="P54"/>
      <text:p text:style-name="P41"><text:span text:style-name="T4">Ordenanza 1875-CM-08</text:span>: Su artículo 3 afecta a la ordenanza 679-CM-96 y el artículo 4 de la misma modifica la ordenanza 678-CM-96. Ambos se deben derogar. </text:p>
      <text:p text:style-name="P41"/>
      <text:p text:style-name="P41"><text:span text:style-name="T4">Ordenanza 1909-CM-09</text:span>: Se sugiere derogar artículo 1º, que deroga los artículos: 36, inciso 1; 39; 41; 47 ; 48; 60; 61; 72 ; 79, inciso 5; 80; 81 y 83 de la ordenanza Tarifaria 678-CM-96; y la derogación de los artículos 4, 5, 6 y 7 del anexo I.</text:p>
      <text:p text:style-name="P54"/>
      <text:p text:style-name="P41"><text:span text:style-name="T4">Ordenanza 1931-CM-09:</text:span> Instituye el Plan Municipal de Control de la Fauna Urbana”. El Artículo 40° es un dispositivo sin utilidad puesto que modifica los incisos b, c, d, e, f, g del artículo 69, de la Ordenanza Tarifaria (678-CM-96), y debe derogarse.</text:p>
      <text:p text:style-name="P54"/>
      <text:p text:style-name="P41"><text:span text:style-name="T4">Ordenanza 1936-CM-09:</text:span> Que tiene por objeto la modificación de de las ordenanzas 678-CM-96 y 679-CM-96, inciso c) del artículo 91° de la Ordenanza 678-CM-96; y se incorpora a la Ordenanza 678-CM-96 en su artículo 91° como inciso d). Actualmente se encuentra regulado por los artículos 12 y 83 de la Ordenanza 2375-CM-2012, concordantes con 280 y siguientes del anexo de la Ordenanza 2374-CM-12.</text:p>
      <text:p text:style-name="P54"/>
      <text:p text:style-name="P41"><text:span text:style-name="T4">Ordenanza 1940-CM-09:</text:span> Se sustituye el artículo 2º de la Ordenanza 1511-CM-05. Establece el valor del Módulo Fiscal en pesos dos ($ 2,00). El presente proyecto pretende <text:soft-page-break/>sustituir el régimen establecido en relación al Módulo Fiscal, imitándolo de un modo más sencillo. </text:p>
      <text:p text:style-name="P41"/>
      <text:p text:style-name="P41">Se recuerda en este sentido que la presente ordenanza modifica sustancialmente la Ordenanza 1511-CM-05, receptando y consolidando en iguales términos la ordenanza en vista.</text:p>
      <text:p text:style-name="P54"/>
      <text:p text:style-name="P41"><text:span text:style-name="T4">Ordenanza 1954-CM-09:</text:span> Modificó las Ordenanzas Fiscal (Ordenanza 679-CM-96) y Tarifaria (678-CM-96) en cuanto a los importes por la tasa de utilización del vertedero municipal. Se debe derogar el artículo 1, inciso A. El inciso b) se debe modificar en cuanto al monto y base imponible, adecuándolo a la Ordenanza 2375. Derogar artículos 2, 3 y 4. </text:p>
      <text:p text:style-name="P54"/>
      <text:p text:style-name="P41"><text:span text:style-name="T4">Ordenanza 2008-CM-09:</text:span> Se modifica el Régimen tributario de la Tasa de Servicios Municipales y Tasa de Desarrollo Urbano. Adhiere a la Ley Provincial 3483, su régimen reglamentario y modificatorias, a los efectos de incorporar los “valores unitarios básicos” como base imponible de la Tasa de Servicios Municipales. Modifica los artículos 5, 6, 7, 8 y 12 de la Ordenanza 678-CM-96 y artículos 87, 88, 91, 97, 98 y 99 de la Ordenanza 679-CM-96. Deroga Ordenanzas 1800-CM-08, 1889-CM-09 y 1912-CM-09.</text:p>
      <text:p text:style-name="P54"/>
      <text:p text:style-name="P41"><text:span text:style-name="T4">Ordenanza 2150-CM-11:</text:span> Modifica la definición de contribuyente en la Ordenanza Fiscal 679-CM-96. Sustituye el artículo 86. Se contrapone con la nueva ordenanza fiscal.-</text:p>
      <text:p text:style-name="P54"/>
      <text:p text:style-name="P41"><text:span text:style-name="T4">Ordenanza 2151-CM-11:</text:span> Crea el Carné único de identificación de choferes habilitados para conducir taxis y remises. Su artículo 6º modifica el artículo 64 de la Ordenanza 678-CM-1996, se sugiere derogación.  </text:p>
      <text:p text:style-name="P54"/>
      <text:p text:style-name="P41"><text:span text:style-name="T4">Ordenanza 2157-CM-11</text:span>. Que modificaba las Ordenanzas Fiscal y Tarifaria 678-CM-96 y 679-CM-96 en cuanto a la tasa, contribución, y habilitación de Salas de Juego y apuestas, Casino. Se abroga esta Ordenanza, quedando vigente el artículo 5º que pasa al articulado de la presente ordenanza, incorporándose el artículo 5º de la norma en análisis  a la ordenanza 1760-CM-07 como artículo 9º bis: “Se incorpora como artículo 9º bis de la Ordenanza 1760-CM-07 el siguiente texto: <text:span text:style-name="T14">“Se impone con el propósito de preservar la salud pública, en toda publicidad y a todo establecimiento de actividad de juegos de azar: casinos, bingos, máquinas tragamonedas, juegos electrónicos, agencias hípicas, agencias oficiales de lotería e hipódromos, el deber de colocar un letrero claramente visible por cada cincuenta metros cuadrados de advertencia acerca de la ludopatía cuyo texto, tenga la leyenda: “EL JUEGO COMPULSIVO ES PERJUDICIAL PARA LA SALUD”. El mismo deberá ser de una dimensión, como mínimo, de treinta (30) centímetros de ancho por cuarenta (40) centímetros de largo, y estará dispuesto verticalmente.”</text:span></text:p>
      <text:p text:style-name="P42"><text:line-break/><text:tab/><text:span text:style-name="T4">Ordenanza 2205-CM-11.</text:span> Suspensión por 90 días aplicación de lo dispuesto en el artículo 3 Ordenanza 2161-CM-11 que modifica el Componente B de la tasa inspección EMPROTUR. Suspende hasta el 31/12/11 el aumento de la tasa a abonar por el Casino y Salas Juego de Azar. Establece que hasta el 31/12/11 abonarán cuarenta mil (40000) Módulos Fiscales. La totalidad de los términos de la norma se encuentran vencidos, y la disposición relativa a juegos de azar carece actualmente de virtualidad por existir una norma posterior que la regula.</text:p>
      <text:p text:style-name="P29"/>
      <text:p text:style-name="Text_20_body_20_indent">AUTORES: <text:span text:style-name="T3">Comisión Legislativa: Concejales Ramón Chiocconi y Alejandro Ramos Mejía (PJ), Alfredo Martín (FG), Mauro Gonzalez (PvPC), Irma Haneck (SUR) y Elena Welleschik (UCR).</text:span></text:p>
      <text:p text:style-name="P49"/>
      <text:p text:style-name="P50"><text:soft-page-break/>COLABORADORES: Departamento Contable Concejo Municipal, Asesoria Letrada, Departamento Digesto e Informática Legislativa Concejo Municipal.</text:p>
      <text:p text:style-name="P50"/>
      <text:p text:style-name="P50">INICIATIVA: Comisión Especial de Digesto.</text:p>
      <text:p text:style-name="P49"/>
      <text:p text:style-name="Text_20_body">El proyecto original Nº 404/13, con las modificaciones introducidas, fue aprobado en la sesión del día 20 de marzo de 2014, según consta en el Acta Nº 1015/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26">ORDENANZA</text:p>
      <text:p text:style-name="P26"/>
      <text:p text:style-name="P18">OBJETO</text:p>
      <text:p text:style-name="P18"/>
      <text:p text:style-name="P20">TÍTULO I: MODIFICACIONES</text:p>
      <text:p text:style-name="P17"/>
      <table:table table:name="Tabla1" table:style-name="Tabla1">
        <table:table-column table:style-name="Tabla1.A"/>
        <table:table-column table:style-name="Tabla1.B"/>
        <table:table-row table:style-name="Tabla1.1">
          <table:table-cell table:style-name="Tabla1.A1" office:value-type="string">
            <text:p text:style-name="P7">Art. 1°)</text:p>
          </table:table-cell>
          <table:table-cell table:style-name="Tabla1.A1" office:value-type="string">
            <text:p text:style-name="P12">Se modifica el artículo 10° de la Ordenanza 1168-CM-01, que queda redactado de la siguiente manera: “Art. 10°) La infracción a lo previsto en el artículo 223° del anexo I de la Ordenanza 2374-CM-12, o la violación a lo autorizado en el salvoconducto será penado de acuerdo a lo previsto en los artículos 1°; 2°, 3°, 6° y 7° de la presente ordenanza”.</text:p>
            <text:p text:style-name="P12"/>
          </table:table-cell>
        </table:table-row>
        <table:table-row table:style-name="Tabla1.1">
          <table:table-cell table:style-name="Tabla1.A1" office:value-type="string">
            <text:p text:style-name="P7">Art. <text:s/>2 º)</text:p>
          </table:table-cell>
          <table:table-cell table:style-name="Tabla1.A1" office:value-type="string">
            <text:p text:style-name="P12">Se modifica el artículo 1° de la Ordenanza 1511-CM-05, que queda redactado de la siguiente manera:</text:p>
            <text:p text:style-name="P12"/>
            <text:p text:style-name="P12"><text:span text:style-name="T5">“</text:span>Art. 1) Se establece el Módulo Fiscal como unidad de medida facultativa de referencia cuando los convenios, contratos, ordenanzas o resoluciones asi lo establezcan. En el caso de tributos el importe a tributar resulta del producto entre el Módulo Fiscal y el valor del Módulo Fiscal”. </text:p>
            <text:p text:style-name="P7"/>
          </table:table-cell>
        </table:table-row>
        <table:table-row table:style-name="Tabla1.1">
          <table:table-cell table:style-name="Tabla1.A1" office:value-type="string">
            <text:p text:style-name="P7">Art. 3º)</text:p>
          </table:table-cell>
          <table:table-cell table:style-name="Tabla1.A1" office:value-type="string">
            <text:p text:style-name="P12">Se modifica el artículo 2° de la Ordenanza 1511-CM-05, que queda redactado de la siguiente manera:</text:p>
            <text:p text:style-name="P12"/>
            <text:p text:style-name="P12"><text:span text:style-name="T5">“</text:span>Art. 2°) Se establece en $ 2 (dos pesos) el valor del Módulo Fiscal”.</text:p>
            <text:p text:style-name="P12"/>
          </table:table-cell>
        </table:table-row>
        <table:table-row table:style-name="Tabla1.1">
          <table:table-cell table:style-name="Tabla1.A1" office:value-type="string">
            <text:p text:style-name="P7">Art. 4°)</text:p>
          </table:table-cell>
          <table:table-cell table:style-name="Tabla1.A1" office:value-type="string">
            <text:p text:style-name="P12">Se sustituye el artículo 4° de la Ordenanza 1511-CM-05 por el siguiente:<text:line-break/></text:p>
            <text:p text:style-name="P12"><text:span text:style-name="T5">“</text:span>Art. 4°) Se aprueba el anexo I que forma parte de la presente y se aprueban los valores a tributar por las obligaciones fiscales y sanciones allí determinadas en Módulos Fiscales”.</text:p>
            <text:p text:style-name="P12"/>
          </table:table-cell>
        </table:table-row>
        <table:table-row table:style-name="Tabla1.1">
          <table:table-cell table:style-name="Tabla1.A1" office:value-type="string">
            <text:p text:style-name="P7">Art. 5°)</text:p>
          </table:table-cell>
          <table:table-cell table:style-name="Tabla1.A1" office:value-type="string">
            <text:p text:style-name="P12">Se reemplaza el Anexo I de la Ordenanza 1511-CM-05, por el siguiente:</text:p>
          </table:table-cell>
        </table:table-row>
        <table:table-row table:style-name="Tabla1.1">
          <table:table-cell table:style-name="Tabla1.A1" office:value-type="string">
            <text:p text:style-name="P27"/>
          </table:table-cell>
          <table:table-cell table:style-name="Tabla1.A1" office:value-type="string">
            <text:p text:style-name="P28"/>
          </table:table-cell>
        </table:table-row>
      </table:table>
      <text:p text:style-name="P7"/>
      <text:p text:style-name="P7"/>
      <text:p text:style-name="P7"/>
      <text:p text:style-name="P7"/>
      <text:p text:style-name="P13"/>
      <text:p text:style-name="P13"><text:soft-page-break/>ANEXO I ORDENANZA 1511-CM-05</text:p>
      <text:p text:style-name="P13">Hoja 1 Determinación del Módulo Fiscal</text:p>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9">Ordenanzas</text:p>
            <text:p text:style-name="P9"/>
            <text:p text:style-name="P9"/>
          </table:table-cell>
          <table:table-cell table:style-name="Tabla3.A1" office:value-type="string">
            <text:p text:style-name="P9">Descripción Sintética</text:p>
          </table:table-cell>
          <table:table-cell table:style-name="Tabla3.A1" office:value-type="string">
            <text:p text:style-name="P9">Art.</text:p>
          </table:table-cell>
          <table:table-cell table:style-name="Tabla3.A1" office:value-type="string">
            <text:p text:style-name="P9">Concepto</text:p>
          </table:table-cell>
          <table:table-cell table:style-name="Tabla3.A1" office:value-type="string">
            <text:p text:style-name="P9">Descripción del concepto</text:p>
          </table:table-cell>
          <table:table-cell table:style-name="Tabla3.F1" table:number-columns-spanned="2" office:value-type="string">
            <text:p text:style-name="P9">MODULO FISCAL</text:p>
            <text:p text:style-name="P9">DESDE <text:s text:c="3"/>HASTA</text:p>
          </table:table-cell>
          <table:covered-table-cell/>
        </table:table-row>
        <table:table-row table:style-name="Tabla3.1">
          <table:table-cell table:style-name="Tabla3.A2" office:value-type="string">
            <text:p text:style-name="P9">98-C-84</text:p>
          </table:table-cell>
          <table:table-cell table:style-name="Tabla3.A2" office:value-type="string">
            <text:p text:style-name="P9">Alquiler equipos de nieve</text:p>
          </table:table-cell>
          <table:table-cell table:style-name="Tabla3.A2" office:value-type="string">
            <text:p text:style-name="P9">1º</text:p>
          </table:table-cell>
          <table:table-cell table:style-name="Tabla3.A2" office:value-type="string">
            <text:p text:style-name="P9">Multa</text:p>
          </table:table-cell>
          <table:table-cell table:style-name="Tabla3.A2" office:value-type="string">
            <text:p text:style-name="P9">Incumplimiento de la ordenanza</text:p>
          </table:table-cell>
          <table:table-cell table:style-name="Tabla3.A2" office:value-type="string">
            <text:p text:style-name="P9">114,00</text:p>
          </table:table-cell>
          <table:table-cell table:style-name="Tabla3.G2" office:value-type="string">
            <text:p text:style-name="P9">570,00</text:p>
          </table:table-cell>
        </table:table-row>
        <table:table-row table:style-name="Tabla3.1">
          <table:table-cell table:style-name="Tabla3.A2" office:value-type="string">
            <text:p text:style-name="P9">95-C-88</text:p>
          </table:table-cell>
          <table:table-cell table:style-name="Tabla3.A2" office:value-type="string">
            <text:p text:style-name="P9">Fabricación de detergentes</text:p>
          </table:table-cell>
          <table:table-cell table:style-name="Tabla3.A2" office:value-type="string">
            <text:p text:style-name="P9">2º</text:p>
          </table:table-cell>
          <table:table-cell table:style-name="Tabla3.A2" office:value-type="string">
            <text:p text:style-name="P9">Multa</text:p>
          </table:table-cell>
          <table:table-cell table:style-name="Tabla3.A2" office:value-type="string">
            <text:p text:style-name="P9">No Biodegradables</text:p>
          </table:table-cell>
          <table:table-cell table:style-name="Tabla3.A2" office:value-type="string">
            <text:p text:style-name="P9">570,00</text:p>
          </table:table-cell>
          <table:table-cell table:style-name="Tabla3.G2" office:value-type="string">
            <text:p text:style-name="P9">1140,00</text:p>
          </table:table-cell>
        </table:table-row>
        <table:table-row table:style-name="Tabla3.1">
          <table:table-cell table:style-name="Tabla3.A2" office:value-type="string">
            <text:p text:style-name="P9">162-C-88</text:p>
          </table:table-cell>
          <table:table-cell table:style-name="Tabla3.A2" office:value-type="string">
            <text:p text:style-name="P9">Alquiler de motos</text:p>
          </table:table-cell>
          <table:table-cell table:style-name="Tabla3.A2" office:value-type="string">
            <text:p text:style-name="P9">22º</text:p>
          </table:table-cell>
          <table:table-cell table:style-name="Tabla3.A2" office:value-type="string">
            <text:p text:style-name="P9">Multa</text:p>
          </table:table-cell>
          <table:table-cell table:style-name="Tabla3.A2" office:value-type="string">
            <text:p text:style-name="P9">Alquiler a personas sin licencia o incapacitadas</text:p>
          </table:table-cell>
          <table:table-cell table:style-name="Tabla3.A2" office:value-type="string">
            <text:p text:style-name="P9">570,00</text:p>
          </table:table-cell>
          <table:table-cell table:style-name="Tabla3.G2" office:value-type="string">
            <text:p text:style-name="P9">1710,00</text:p>
          </table:table-cell>
        </table:table-row>
        <table:table-row table:style-name="Tabla3.1">
          <table:table-cell table:style-name="Tabla3.A2" office:value-type="string">
            <text:p text:style-name="P9">1396-CM-04</text:p>
          </table:table-cell>
          <table:table-cell table:style-name="Tabla3.A2" office:value-type="string">
            <text:p text:style-name="P9">Certificado de turismo estudiantil</text:p>
          </table:table-cell>
          <table:table-cell table:style-name="Tabla3.A2" office:value-type="string">
            <text:p text:style-name="P9">4º</text:p>
          </table:table-cell>
          <table:table-cell table:style-name="Tabla3.A2" office:value-type="string">
            <text:p text:style-name="P9">Derecho</text:p>
          </table:table-cell>
          <table:table-cell table:style-name="Tabla3.A2" office:value-type="string">
            <text:p text:style-name="P9">Certificado de </text:p>
            <text:p text:style-name="P9">servicios</text:p>
          </table:table-cell>
          <table:table-cell table:style-name="Tabla3.A2" office:value-type="string">
            <text:p text:style-name="P9">86,20</text:p>
          </table:table-cell>
          <table:table-cell table:style-name="Tabla3.G2" office:value-type="string">
            <text:p text:style-name="P13"><text:line-break/></text:p>
          </table:table-cell>
        </table:table-row>
        <table:table-row table:style-name="Tabla3.1">
          <table:table-cell table:style-name="Tabla3.A2" office:value-type="string">
            <text:p text:style-name="P9">1398-CM-04</text:p>
          </table:table-cell>
          <table:table-cell table:style-name="Tabla3.A2" office:value-type="string">
            <text:p text:style-name="P9">Compra venta objetos usados</text:p>
          </table:table-cell>
          <table:table-cell table:style-name="Tabla3.A2" office:value-type="string">
            <text:p text:style-name="P9">4ºa</text:p>
            <text:p text:style-name="P13"><text:span text:style-name="T4">4ºa</text:span></text:p>
            <text:p text:style-name="P9">4ºb</text:p>
            <text:p text:style-name="P9">4ºb</text:p>
          </table:table-cell>
          <table:table-cell table:style-name="Tabla3.A2" office:value-type="string">
            <text:p text:style-name="P9">Multa</text:p>
            <text:p text:style-name="P13"><text:span text:style-name="T4">Multa</text:span></text:p>
            <text:p text:style-name="P9">Multa</text:p>
            <text:p text:style-name="P9">Multa</text:p>
          </table:table-cell>
          <table:table-cell table:style-name="Tabla3.A2" office:value-type="string">
            <text:p text:style-name="P23">Elementos no registrados<text:span text:style-name="T12"> </text:span><text:span text:style-name="T13">d</text:span></text:p>
            <text:p text:style-name="P9">Por cada objeto</text:p>
            <text:p text:style-name="P23">Elementos Hospitalarios <text:span text:style-name="T13">d</text:span></text:p>
            <text:p text:style-name="P9">Por cada objeto</text:p>
          </table:table-cell>
          <table:table-cell table:style-name="Tabla3.A2" office:value-type="string">
            <text:p text:style-name="P9">258,60</text:p>
            <text:p text:style-name="P9">8,62</text:p>
            <text:p text:style-name="P9">258,60</text:p>
            <text:p text:style-name="P9">8.62</text:p>
          </table:table-cell>
          <table:table-cell table:style-name="Tabla3.G2" office:value-type="string">
            <text:p text:style-name="P9">431,00</text:p>
            <text:p text:style-name="P9">17,24</text:p>
            <text:p text:style-name="P9">431,00</text:p>
            <text:p text:style-name="P9">17.24</text:p>
          </table:table-cell>
        </table:table-row>
        <table:table-row table:style-name="Tabla3.1">
          <table:table-cell table:style-name="Tabla3.A2" office:value-type="string">
            <text:p text:style-name="P9">1417-CM-04</text:p>
          </table:table-cell>
          <table:table-cell table:style-name="Tabla3.A2" office:value-type="string">
            <text:p text:style-name="P9">Arbolado público</text:p>
          </table:table-cell>
          <table:table-cell table:style-name="Tabla3.A2" office:value-type="string">
            <text:p text:style-name="P9">24ºa</text:p>
            <text:p text:style-name="P9">24ºb</text:p>
            <text:p text:style-name="P9">24ºc</text:p>
            <text:p text:style-name="P9">24ºd</text:p>
            <text:p text:style-name="P9">24ºd</text:p>
          </table:table-cell>
          <table:table-cell table:style-name="Tabla3.A2" office:value-type="string">
            <text:p text:style-name="P9">Multa</text:p>
            <text:p text:style-name="P9">Multa</text:p>
            <text:p text:style-name="P9">Multa</text:p>
            <text:p text:style-name="P9">Multa</text:p>
            <text:p text:style-name="P9">Multa</text:p>
          </table:table-cell>
          <table:table-cell table:style-name="Tabla3.A2" office:value-type="string">
            <text:p text:style-name="P23">Extracción autóctonos <text:span text:style-name="T13">d</text:span></text:p>
            <text:p text:style-name="P9">Poda sin autorizar</text:p>
            <text:p text:style-name="P9">Implantación árboles</text:p>
            <text:p text:style-name="P23">Accidentes automovilísticos<text:span text:style-name="T13">l</text:span></text:p>
            <text:p text:style-name="P23">Circunstancia agravante<text:span text:style-name="T13">l</text:span></text:p>
          </table:table-cell>
          <table:table-cell table:style-name="Tabla3.A2" office:value-type="string">
            <text:p text:style-name="P9">17,24</text:p>
            <text:p text:style-name="P9">17,24</text:p>
            <text:p text:style-name="P9">17,24</text:p>
            <text:p text:style-name="P9">8,62</text:p>
            <text:p text:style-name="P9">34,48</text:p>
          </table:table-cell>
          <table:table-cell table:style-name="Tabla3.G2" office:value-type="string">
            <text:p text:style-name="P9">86,20</text:p>
            <text:p text:style-name="P9">68,96</text:p>
            <text:p text:style-name="P9">51,72</text:p>
            <text:p text:style-name="P9">34,48</text:p>
            <text:p text:style-name="P9">103,44</text:p>
          </table:table-cell>
        </table:table-row>
        <table:table-row table:style-name="Tabla3.1">
          <table:table-cell table:style-name="Tabla3.A2" office:value-type="string">
            <text:p text:style-name="P9">1423-CM-04</text:p>
          </table:table-cell>
          <table:table-cell table:style-name="Tabla3.A2" office:value-type="string">
            <text:p text:style-name="P9">Juegos electrónicos</text:p>
          </table:table-cell>
          <table:table-cell table:style-name="Tabla3.A2" office:value-type="string">
            <text:p text:style-name="P9">10º</text:p>
            <text:p text:style-name="P9">10º</text:p>
          </table:table-cell>
          <table:table-cell table:style-name="Tabla3.A2" office:value-type="string">
            <text:p text:style-name="P9">Multa</text:p>
            <text:p text:style-name="P9">Multa</text:p>
          </table:table-cell>
          <table:table-cell table:style-name="Tabla3.A2" office:value-type="string">
            <text:p text:style-name="P9">Primera infracción</text:p>
            <text:p text:style-name="P9">Segunda Infracción</text:p>
          </table:table-cell>
          <table:table-cell table:style-name="Tabla3.A2" office:value-type="string">
            <text:p text:style-name="P9">431,00</text:p>
            <text:p text:style-name="P9">2586,00</text:p>
          </table:table-cell>
          <table:table-cell table:style-name="Tabla3.G2" office:value-type="string">
            <text:p text:style-name="P9">2586,00</text:p>
            <text:p text:style-name="P9">5172,00</text:p>
          </table:table-cell>
        </table:table-row>
        <table:table-row table:style-name="Tabla3.1">
          <table:table-cell table:style-name="Tabla3.A2" office:value-type="string">
            <text:p text:style-name="P9">1427-CM-04</text:p>
          </table:table-cell>
          <table:table-cell table:style-name="Tabla3.A2" office:value-type="string">
            <text:p text:style-name="P9">Medios de elevación</text:p>
          </table:table-cell>
          <table:table-cell table:style-name="Tabla3.A2" office:value-type="string">
            <text:p text:style-name="P9">7º</text:p>
            <text:p text:style-name="P9">7º</text:p>
          </table:table-cell>
          <table:table-cell table:style-name="Tabla3.A2" office:value-type="string">
            <text:p text:style-name="P9">Multa</text:p>
            <text:p text:style-name="P9">Multa</text:p>
          </table:table-cell>
          <table:table-cell table:style-name="Tabla3.A2" office:value-type="string">
            <text:p text:style-name="P9">Primera multa</text:p>
            <text:p text:style-name="P9">Infracciones reincidentes</text:p>
          </table:table-cell>
          <table:table-cell table:style-name="Tabla3.A2" office:value-type="string">
            <text:p text:style-name="P9">862,00</text:p>
            <text:p text:style-name="P9">recargo 100%</text:p>
          </table:table-cell>
          <table:table-cell table:style-name="Tabla3.G2" office:value-type="string">
            <text:p text:style-name="P9">3448,00</text:p>
            <text:p text:style-name="P9">recargo 100%</text:p>
          </table:table-cell>
        </table:table-row>
        <table:table-row table:style-name="Tabla3.1">
          <table:table-cell table:style-name="Tabla3.A10" office:value-type="string">
            <text:p text:style-name="P14"/>
          </table:table-cell>
          <table:table-cell table:style-name="Tabla3.A10" office:value-type="string">
            <text:p text:style-name="P11"/>
          </table:table-cell>
          <table:table-cell table:style-name="Tabla3.A10" office:value-type="string">
            <text:p text:style-name="P14"/>
          </table:table-cell>
          <table:table-cell table:style-name="Tabla3.A10" office:value-type="string">
            <text:p text:style-name="P11"/>
          </table:table-cell>
          <table:table-cell table:style-name="Tabla3.A10" office:value-type="string">
            <text:p text:style-name="P11"/>
          </table:table-cell>
          <table:table-cell table:style-name="Tabla3.A10" office:value-type="string">
            <text:p text:style-name="P11"/>
          </table:table-cell>
          <table:table-cell table:style-name="Tabla3.A10" office:value-type="string">
            <text:p text:style-name="P11"/>
            <text:p text:style-name="P11"/>
          </table:table-cell>
        </table:table-row>
      </table:table>
      <table:table table:name="Tabla4" table:style-name="Tabla4">
        <table:table-column table:style-name="Tabla4.A"/>
        <table:table-column table:style-name="Tabla4.B"/>
        <table:table-row table:style-name="Tabla4.1">
          <table:table-cell table:style-name="Tabla4.A1" office:value-type="string">
            <text:p text:style-name="P7">Art. 6º)</text:p>
          </table:table-cell>
          <table:table-cell table:style-name="Tabla4.A1" office:value-type="string">
            <text:p text:style-name="P10">Se incorpora como artículo 9º bis de la Ordenanza 1760-CM-07 el siguiente texto: <text:line-break/></text:p>
            <text:p text:style-name="P10"><text:span text:style-name="T16">“</text:span><text:span text:style-name="T17">Art. 9 bis) Se impone con el propósito de preservar la salud pública, en toda publicidad y a todo establecimiento de actividad de juegos de azar: casinos, bingos, máquinas tragamonedas, juegos electrónicos, agencias hípicas,</text:span><text:span text:style-name="T6"> </text:span><text:span text:style-name="T14">agencias oficiales de lotería e hipódromos, el deber de colocar un letrero claramente visible por cada cincuenta metros cuadrados de advertencia acerca de la ludopatía cuyo texto, tenga la leyenda: “EL JUEGO COMPULSIVO ES PERJUDICIAL PARA LA SALUD”. El mismo deberá ser de una dimensión, como mínimo, de treinta (30) centímetros de ancho por cuarenta (40) centímetros de largo, y estará dispuesto verticalmente”.</text:span></text:p>
            <text:p text:style-name="P10"/>
          </table:table-cell>
        </table:table-row>
        <table:table-row table:style-name="Tabla4.1">
          <table:table-cell table:style-name="Tabla4.A1" office:value-type="string">
            <text:p text:style-name="P7">Art. 7º)</text:p>
          </table:table-cell>
          <table:table-cell table:style-name="Tabla4.A1" office:value-type="string">
            <text:p text:style-name="P12">Se sustituye el artículo 152 del Anexo I de la Ordenanza 2374-CM-12, por el siguiente:<text:line-break/></text:p>
            <text:p text:style-name="P12"><text:span text:style-name="T4">“Art. 152º) </text:span>Se establecen las siguientes exenciones para la Tasa por Inspección Seguridad e Higiene:</text:p>
            <text:p text:style-name="P12"><text:line-break/>1) La establecida en el artículo 3 de la Ordenanza 860-CM-98. <text:s text:c="24"/><text:line-break/><text:soft-page-break/>2) La establecida por la Ordenanza 655-CM-91. <text:s text:c="49"/><text:line-break/>3) Los Estados Nacionales y Provinciales siempre que no desarrollen actividades comerciales, industriales o prestación de servicios públicos. <text:s text:c="11"/><text:line-break/>4) El producto de las exportaciones, por los montos derivados de dicha exportación, entendiéndose por tales la actividad consistente en la venta de productos y mercaderías efectuadas al exterior por el exportador con sujeción a los mecanismos aplicados por la Administración Nacional de Aduanas. Esta exención no alcanza a las actividades conexas, de transporte, eslingaje, depósito y toda otra de similar naturaleza”.</text:p>
            <text:p text:style-name="P12"/>
            <text:p text:style-name="P12"/>
          </table:table-cell>
        </table:table-row>
        <table:table-row table:style-name="Tabla4.1">
          <table:table-cell table:style-name="Tabla4.A1" office:value-type="string">
            <text:p text:style-name="P8"/>
          </table:table-cell>
          <table:table-cell table:style-name="Tabla4.A1" office:value-type="string">
            <text:p text:style-name="P22">TÍTULO II: DEROGACIONES</text:p>
            <text:p text:style-name="P16"/>
          </table:table-cell>
        </table:table-row>
        <table:table-row table:style-name="Tabla4.1">
          <table:table-cell table:style-name="Tabla4.A1" office:value-type="string">
            <text:p text:style-name="P7">Art. 8°)</text:p>
          </table:table-cell>
          <table:table-cell table:style-name="Tabla4.A1" office:value-type="string">
            <text:p text:style-name="P7"><text:span text:style-name="T4">Se derogan </text:span>expresamente<text:span text:style-name="T4"> los artículos 1° y 2° de la Ordenanza 822-CM-98.</text:span></text:p>
            <text:p text:style-name="P8"/>
          </table:table-cell>
        </table:table-row>
        <table:table-row table:style-name="Tabla4.1">
          <table:table-cell table:style-name="Tabla4.A1" office:value-type="string">
            <text:p text:style-name="P7">Art. 9°)</text:p>
          </table:table-cell>
          <table:table-cell table:style-name="Tabla4.A1" office:value-type="string">
            <text:p text:style-name="P7">Se deroga expresamente el artículo 1° de la Ordenanza 881-CM-98.</text:p>
            <text:p text:style-name="P7"/>
          </table:table-cell>
        </table:table-row>
        <table:table-row table:style-name="Tabla4.1">
          <table:table-cell table:style-name="Tabla4.A1" office:value-type="string">
            <text:p text:style-name="P7">Art. 10°)</text:p>
          </table:table-cell>
          <table:table-cell table:style-name="Tabla4.A1" office:value-type="string">
            <text:p text:style-name="P7"><text:span text:style-name="T4">Se derogan </text:span>expresamente<text:span text:style-name="T4"> los artículos 1° y 2° de la Ordenanza 1101-CM-01.</text:span></text:p>
            <text:p text:style-name="P8"/>
          </table:table-cell>
        </table:table-row>
        <table:table-row table:style-name="Tabla4.1">
          <table:table-cell table:style-name="Tabla4.A1" office:value-type="string">
            <text:p text:style-name="P7">Art. 11°)</text:p>
          </table:table-cell>
          <table:table-cell table:style-name="Tabla4.A1" office:value-type="string">
            <text:p text:style-name="P8">Se deroga expresamente el artículo 9° de la Ordenanza 1168-CM-01.</text:p>
            <text:p text:style-name="P8"/>
          </table:table-cell>
        </table:table-row>
        <table:table-row table:style-name="Tabla4.1">
          <table:table-cell table:style-name="Tabla4.A1" office:value-type="string">
            <text:p text:style-name="P7">Art. 12°)</text:p>
          </table:table-cell>
          <table:table-cell table:style-name="Tabla4.A1" office:value-type="string">
            <text:p text:style-name="P8">Se deroga expresamente el artículo 3° de la Ordenanza 1191-CM-02.</text:p>
            <text:p text:style-name="P8"/>
          </table:table-cell>
        </table:table-row>
        <table:table-row table:style-name="Tabla4.1">
          <table:table-cell table:style-name="Tabla4.A1" office:value-type="string">
            <text:p text:style-name="P7">Art. 13°)</text:p>
          </table:table-cell>
          <table:table-cell table:style-name="Tabla4.A1" office:value-type="string">
            <text:p text:style-name="P8">Se deroga expresamente el artículo 5° de la Ordenanza 1196-CM-02.</text:p>
            <text:p text:style-name="P8"/>
          </table:table-cell>
        </table:table-row>
        <table:table-row table:style-name="Tabla4.1">
          <table:table-cell table:style-name="Tabla4.A1" office:value-type="string">
            <text:p text:style-name="P7">Art. 14°)</text:p>
          </table:table-cell>
          <table:table-cell table:style-name="Tabla4.A1" office:value-type="string">
            <text:p text:style-name="P7"><text:span text:style-name="T4">Se derogan </text:span>expresamente<text:span text:style-name="T4"> los artículos 11° y 12° de la Ordenanza 1259-CM-02.</text:span></text:p>
            <text:p text:style-name="P8"/>
          </table:table-cell>
        </table:table-row>
        <table:table-row table:style-name="Tabla4.1">
          <table:table-cell table:style-name="Tabla4.A1" office:value-type="string">
            <text:p text:style-name="P7">Art. 15°)</text:p>
          </table:table-cell>
          <table:table-cell table:style-name="Tabla4.A1" office:value-type="string">
            <text:p text:style-name="P7"><text:span text:style-name="T4">Se deroga </text:span>expresamente<text:span text:style-name="T4"> el artículo 4° de la Ordenanza 1396-CM-04.</text:span></text:p>
            <text:p text:style-name="P8"/>
          </table:table-cell>
        </table:table-row>
        <table:table-row table:style-name="Tabla4.1">
          <table:table-cell table:style-name="Tabla4.A1" office:value-type="string">
            <text:p text:style-name="P7">Art. 16°)</text:p>
          </table:table-cell>
          <table:table-cell table:style-name="Tabla4.A1" office:value-type="string">
            <text:p text:style-name="P7"><text:span text:style-name="T4">Se derogan </text:span>expresamente<text:span text:style-name="T4"> los artículos 2° y 3° de la Ordenanza 1423-CM-04.</text:span></text:p>
            <text:p text:style-name="P8"/>
          </table:table-cell>
        </table:table-row>
        <table:table-row table:style-name="Tabla4.1">
          <table:table-cell table:style-name="Tabla4.A1" office:value-type="string">
            <text:p text:style-name="P7">Art. 17°)</text:p>
          </table:table-cell>
          <table:table-cell table:style-name="Tabla4.A1" office:value-type="string">
            <text:p text:style-name="P7"><text:span text:style-name="T4">Se deroga </text:span>expresamente<text:span text:style-name="T4"> el artículo 3° de la Ordenanza 1483-CM-05.</text:span></text:p>
            <text:p text:style-name="P8"/>
          </table:table-cell>
        </table:table-row>
        <table:table-row table:style-name="Tabla4.1">
          <table:table-cell table:style-name="Tabla4.A1" office:value-type="string">
            <text:p text:style-name="P7">Art. 18°)</text:p>
          </table:table-cell>
          <table:table-cell table:style-name="Tabla4.A1" office:value-type="string">
            <text:p text:style-name="P7">Se derogan los artículos 3, 5, 6 y 7 de la Ordenanza 1511-CM-05.</text:p>
            <text:p text:style-name="P7"/>
          </table:table-cell>
        </table:table-row>
        <table:table-row table:style-name="Tabla4.1">
          <table:table-cell table:style-name="Tabla4.A1" office:value-type="string">
            <text:p text:style-name="P7">Art. 19°)</text:p>
          </table:table-cell>
          <table:table-cell table:style-name="Tabla4.A1" office:value-type="string">
            <text:p text:style-name="P7">Se derogan expresamente los artículos 8º, 9° y 10° de la Ordenanza 1518-CM-05.</text:p>
            <text:p text:style-name="P7"/>
          </table:table-cell>
        </table:table-row>
        <table:table-row table:style-name="Tabla4.1">
          <table:table-cell table:style-name="Tabla4.A1" office:value-type="string">
            <text:p text:style-name="P7">Art. 20°)</text:p>
          </table:table-cell>
          <table:table-cell table:style-name="Tabla4.A1" office:value-type="string">
            <text:p text:style-name="P7">Se derogan expresamente los artículos 1° y 2° de la Ordenanza 1590-CM-06.</text:p>
            <text:p text:style-name="P7"/>
          </table:table-cell>
        </table:table-row>
        <table:table-row table:style-name="Tabla4.1">
          <table:table-cell table:style-name="Tabla4.A1" office:value-type="string">
            <text:p text:style-name="P7">Art. 21°)</text:p>
          </table:table-cell>
          <table:table-cell table:style-name="Tabla4.A1" office:value-type="string">
            <text:p text:style-name="P7">Se deroga expresamente el artículo 2° de la ordenanza 1654-CM-06.</text:p>
            <text:p text:style-name="P7"/>
          </table:table-cell>
        </table:table-row>
        <table:table-row table:style-name="Tabla4.1">
          <table:table-cell table:style-name="Tabla4.A1" office:value-type="string">
            <text:p text:style-name="P7">Art. 22°)</text:p>
          </table:table-cell>
          <table:table-cell table:style-name="Tabla4.A1" office:value-type="string">
            <text:p text:style-name="P7">Se deroga expresamente los artículos 1, 3 y 4 de la Ordenanza 1830-CM-08.</text:p>
            <text:p text:style-name="P7"/>
          </table:table-cell>
        </table:table-row>
        <table:table-row table:style-name="Tabla4.1">
          <table:table-cell table:style-name="Tabla4.A1" office:value-type="string">
            <text:p text:style-name="P7">Art. 23°)</text:p>
          </table:table-cell>
          <table:table-cell table:style-name="Tabla4.A1" office:value-type="string">
            <text:p text:style-name="P7">Se derogan expresamente los artículos 3° y 4° de la Ordenanza 1875-CM-08.</text:p>
            <text:p text:style-name="P7"/>
          </table:table-cell>
        </table:table-row>
        <table:table-row table:style-name="Tabla4.1">
          <table:table-cell table:style-name="Tabla4.A1" office:value-type="string">
            <text:p text:style-name="P7">Art. 24°)</text:p>
          </table:table-cell>
          <table:table-cell table:style-name="Tabla4.A1" office:value-type="string">
            <text:p text:style-name="P7">Se deroga expresamente el artículo 1° de la Ordenanza 1909-CM-09.</text:p>
            <text:p text:style-name="P7"/>
          </table:table-cell>
        </table:table-row>
        <table:table-row table:style-name="Tabla4.1">
          <table:table-cell table:style-name="Tabla4.A1" office:value-type="string">
            <text:p text:style-name="P7">Art. 25°)</text:p>
          </table:table-cell>
          <table:table-cell table:style-name="Tabla4.A1" office:value-type="string">
            <text:p text:style-name="P7">Se deroga expresamente el artículo 40° de la Ordenanza 1931-CM-09.</text:p>
            <text:p text:style-name="P7"/>
          </table:table-cell>
        </table:table-row>
        <table:table-row table:style-name="Tabla4.1">
          <table:table-cell table:style-name="Tabla4.A1" office:value-type="string">
            <text:p text:style-name="P7">Art. 26°)</text:p>
          </table:table-cell>
          <table:table-cell table:style-name="Tabla4.A1" office:value-type="string">
            <text:p text:style-name="P7">Se deroga expresamente el artículo 6° de la Ordenanza 2151-CM-11.</text:p>
            <text:p text:style-name="P7"><text:soft-page-break/></text:p>
          </table:table-cell>
        </table:table-row>
        <table:table-row table:style-name="Tabla4.1">
          <table:table-cell table:style-name="Tabla4.A1" office:value-type="string">
            <text:p text:style-name="P7">Art. 27°)</text:p>
          </table:table-cell>
          <table:table-cell table:style-name="Tabla4.A1" office:value-type="string">
            <text:p text:style-name="P7">Se derogan expresamente los artículos 19° y 20° de la Ordenanza 2193-CM-11.</text:p>
          </table:table-cell>
        </table:table-row>
        <table:table-row table:style-name="Tabla4.1">
          <table:table-cell table:style-name="Tabla4.A1" office:value-type="string">
            <text:p text:style-name="P7"><text:line-break/></text:p>
          </table:table-cell>
          <table:table-cell table:style-name="Tabla4.A1" office:value-type="string">
            <text:p text:style-name="P7"><text:line-break/></text:p>
          </table:table-cell>
        </table:table-row>
        <table:table-row table:style-name="Tabla4.1">
          <table:table-cell table:style-name="Tabla4.A1" office:value-type="string">
            <text:p text:style-name="P8"/>
          </table:table-cell>
          <table:table-cell table:style-name="Tabla4.A1" office:value-type="string">
            <text:p text:style-name="P22">TÍTULO III: ABROGACIONES</text:p>
            <text:p text:style-name="P16"/>
            <text:p text:style-name="P16"/>
          </table:table-cell>
        </table:table-row>
        <table:table-row table:style-name="Tabla4.1">
          <table:table-cell table:style-name="Tabla4.A1" office:value-type="string">
            <text:p text:style-name="P7">Art. 28°)<text:line-break/></text:p>
          </table:table-cell>
          <table:table-cell table:style-name="Tabla4.A1" office:value-type="string">
            <text:p text:style-name="P48">Se abrogan expresamente las siguientes <text:s/>Ordenanzas:</text:p>
            <text:p text:style-name="P48"/>
            <text:p text:style-name="P48">Ordenanza 735-CM-97.</text:p>
            <text:p text:style-name="P48"><text:line-break/>Ordenanza 741-CM-97.</text:p>
            <text:p text:style-name="P48"/>
            <text:p text:style-name="P48">Ordenanza 935-CM-98.</text:p>
            <text:p text:style-name="P48"><text:line-break/>Ordenanza 1061-CM-00.</text:p>
            <text:p text:style-name="P48"/>
            <text:p text:style-name="P48">Ordenanza 1089-CM-00.</text:p>
            <text:p text:style-name="P48"><text:line-break/>Ordenanza 1117-CM-01.</text:p>
            <text:p text:style-name="P48"><text:line-break/>Ordenanza 1260-CM-02.</text:p>
            <text:p text:style-name="P48"/>
            <text:p text:style-name="P48">Ordenanza 1278-CM-03.</text:p>
            <text:p text:style-name="P48"><text:line-break/>Ordenanza 1305-CM-03.</text:p>
            <text:p text:style-name="P48"><text:line-break/>Ordenanza 1306-CM-03.</text:p>
            <text:p text:style-name="P48"><text:line-break/>Ordenanza 1391-CM-04.</text:p>
            <text:p text:style-name="P48"/>
            <text:p text:style-name="P48">Ordenanza 1446-CM-04.</text:p>
            <text:p text:style-name="P48"><text:line-break/>Ordenanza 1459-CM-04.</text:p>
            <text:p text:style-name="P48"><text:line-break/>Ordenanza 1585-CM-06.</text:p>
            <text:p text:style-name="P48"/>
            <text:p text:style-name="P48">Ordenanza 1599-CM-06.</text:p>
            <text:p text:style-name="P48"><text:line-break/>Ordenanza 1614-CM-06.</text:p>
            <text:p text:style-name="P48"/>
            <text:p text:style-name="P48">Ordenanza 1656-CM-06.</text:p>
            <text:p text:style-name="P48"/>
            <text:p text:style-name="P48">Ordenanza 1673-CM-06.</text:p>
            <text:p text:style-name="P48"><text:line-break/>Ordenanza 1936-CM-09.</text:p>
            <text:p text:style-name="P48"/>
            <text:p text:style-name="P48">Ordenanza 1940-CM-09.</text:p>
            <text:p text:style-name="P48"/>
            <text:p text:style-name="P48">Ordenanza 1954-CM-09.</text:p>
            <text:p text:style-name="P48"/>
            <text:p text:style-name="P48">Ordenanza 2008-CM-09.</text:p>
            <text:p text:style-name="P48"><text:soft-page-break/></text:p>
            <text:p text:style-name="P48">Ordenanza 2150-CM-11.</text:p>
            <text:p text:style-name="P48"><text:s/></text:p>
            <text:p text:style-name="P48">Ordenanza 2157-CM-11. <text:line-break/></text:p>
            <text:p text:style-name="P48">Ordenanza 2205-CM-11.<text:line-break/></text:p>
          </table:table-cell>
        </table:table-row>
        <table:table-row table:style-name="Tabla4.1">
          <table:table-cell table:style-name="Tabla4.A1" office:value-type="string">
            <text:p text:style-name="P7"/>
          </table:table-cell>
          <table:table-cell table:style-name="Tabla4.A1" office:value-type="string">
            <text:p text:style-name="P19"/>
            <text:p text:style-name="P21">TÍTULO IV: TEXTOS ORDENADOS</text:p>
            <text:p text:style-name="P15"/>
          </table:table-cell>
        </table:table-row>
        <table:table-row table:style-name="Tabla4.1">
          <table:table-cell table:style-name="Tabla4.A1" office:value-type="string">
            <text:p text:style-name="P7">Art. 29°)</text:p>
          </table:table-cell>
          <table:table-cell table:style-name="Tabla4.A1" office:value-type="string">
            <text:p text:style-name="P7">Se aprueba el texto ordenado de la Ordenanza 822-CM-98 que como anexo I se adjunta al presente.</text:p>
            <text:p text:style-name="P7"/>
          </table:table-cell>
        </table:table-row>
        <table:table-row table:style-name="Tabla4.1">
          <table:table-cell table:style-name="Tabla4.A1" office:value-type="string">
            <text:p text:style-name="P7">Art. 30°)</text:p>
          </table:table-cell>
          <table:table-cell table:style-name="Tabla4.A1" office:value-type="string">
            <text:p text:style-name="P7">Se aprueba el texto ordenado de la Ordenanza 881-CM-98 que como anexo II se adjunta al presente.</text:p>
            <text:p text:style-name="P7"/>
          </table:table-cell>
        </table:table-row>
        <table:table-row table:style-name="Tabla4.1">
          <table:table-cell table:style-name="Tabla4.A1" office:value-type="string">
            <text:p text:style-name="P7">Art. 31°)</text:p>
          </table:table-cell>
          <table:table-cell table:style-name="Tabla4.A1" office:value-type="string">
            <text:p text:style-name="P7">Se aprueba el texto ordenado de la Ordenanza 1101-CM-01 que como anexo III se adjunta al presente.</text:p>
            <text:p text:style-name="P7"/>
          </table:table-cell>
        </table:table-row>
        <table:table-row table:style-name="Tabla4.1">
          <table:table-cell table:style-name="Tabla4.A1" office:value-type="string">
            <text:p text:style-name="P7">Art. 32°)</text:p>
          </table:table-cell>
          <table:table-cell table:style-name="Tabla4.A1" office:value-type="string">
            <text:p text:style-name="P7">Se aprueba el texto ordenado de la Ordenanza 1168-CM-01 que como anexo IV se adjunta al presente.</text:p>
            <text:p text:style-name="P7"/>
          </table:table-cell>
        </table:table-row>
        <table:table-row table:style-name="Tabla4.1">
          <table:table-cell table:style-name="Tabla4.A1" office:value-type="string">
            <text:p text:style-name="P7">Art. 33°</text:p>
          </table:table-cell>
          <table:table-cell table:style-name="Tabla4.A1" office:value-type="string">
            <text:p text:style-name="P7">Se aprueba el texto ordenado de la Ordenanza 1191-CM-01 que como anexo V se adjunta al presente.</text:p>
            <text:p text:style-name="P7"/>
          </table:table-cell>
        </table:table-row>
        <table:table-row table:style-name="Tabla4.1">
          <table:table-cell table:style-name="Tabla4.A1" office:value-type="string">
            <text:p text:style-name="P7">Art. 34°)</text:p>
          </table:table-cell>
          <table:table-cell table:style-name="Tabla4.A1" office:value-type="string">
            <text:p text:style-name="P7">Se aprueba el texto ordenado de la Ordenanza 1196-CM-02 que como anexo VI se adjunta al presente.</text:p>
            <text:p text:style-name="P7"/>
          </table:table-cell>
        </table:table-row>
        <table:table-row table:style-name="Tabla4.1">
          <table:table-cell table:style-name="Tabla4.A1" office:value-type="string">
            <text:p text:style-name="P7">Art. 35°)</text:p>
          </table:table-cell>
          <table:table-cell table:style-name="Tabla4.A1" office:value-type="string">
            <text:p text:style-name="P7">Se aprueba el texto ordenado de la Ordenanza 1259-CM-02 que como anexo VII se adjunta al presente.</text:p>
            <text:p text:style-name="P7"/>
          </table:table-cell>
        </table:table-row>
        <table:table-row table:style-name="Tabla4.1">
          <table:table-cell table:style-name="Tabla4.A1" office:value-type="string">
            <text:p text:style-name="P7">Art. 36°)</text:p>
          </table:table-cell>
          <table:table-cell table:style-name="Tabla4.A1" office:value-type="string">
            <text:p text:style-name="P7">Se aprueba el texto ordenado de la Ordenanza 1396-CM-04 que como anexo VIII se adjunta al presente.</text:p>
            <text:p text:style-name="P7"/>
          </table:table-cell>
        </table:table-row>
        <table:table-row table:style-name="Tabla4.1">
          <table:table-cell table:style-name="Tabla4.A1" office:value-type="string">
            <text:p text:style-name="P7">Art. 37°)</text:p>
          </table:table-cell>
          <table:table-cell table:style-name="Tabla4.A1" office:value-type="string">
            <text:p text:style-name="P7">Se aprueba el texto ordenado de la Ordenanza 1483-CM-05 que como anexo IX se adjunta al presente.</text:p>
            <text:p text:style-name="P7"/>
          </table:table-cell>
        </table:table-row>
        <table:table-row table:style-name="Tabla4.1">
          <table:table-cell table:style-name="Tabla4.A1" office:value-type="string">
            <text:p text:style-name="P7">Art. 38°)</text:p>
          </table:table-cell>
          <table:table-cell table:style-name="Tabla4.A1" office:value-type="string">
            <text:p text:style-name="P7">Se aprueba el texto ordenado de la Ordenanza 1511-CM-05 que como anexo X se adjunta al presente.</text:p>
            <text:p text:style-name="P7"/>
          </table:table-cell>
        </table:table-row>
        <table:table-row table:style-name="Tabla4.1">
          <table:table-cell table:style-name="Tabla4.A1" office:value-type="string">
            <text:p text:style-name="P7">Art. 39°)</text:p>
          </table:table-cell>
          <table:table-cell table:style-name="Tabla4.A1" office:value-type="string">
            <text:p text:style-name="P7">Se aprueba el texto ordenado de la Ordenanza 1518-CM-05 que como anexo XI se adjunta al presente.</text:p>
            <text:p text:style-name="P7"/>
          </table:table-cell>
        </table:table-row>
        <table:table-row table:style-name="Tabla4.1">
          <table:table-cell table:style-name="Tabla4.A1" office:value-type="string">
            <text:p text:style-name="P7">Art. 40°)</text:p>
          </table:table-cell>
          <table:table-cell table:style-name="Tabla4.A1" office:value-type="string">
            <text:p text:style-name="P7">Se aprueba el texto ordenado de la Ordenanza 1526-CM-05 que como anexo XII se adjunta al presente.</text:p>
            <text:p text:style-name="P7"/>
          </table:table-cell>
        </table:table-row>
        <table:table-row table:style-name="Tabla4.1">
          <table:table-cell table:style-name="Tabla4.A1" office:value-type="string">
            <text:p text:style-name="P7">Art. 41°)</text:p>
          </table:table-cell>
          <table:table-cell table:style-name="Tabla4.A1" office:value-type="string">
            <text:p text:style-name="P7">Se aprueba el texto ordenado de la Ordenanza 1654-CM-06 que como anexo XIII se adjunta al presente.</text:p>
            <text:p text:style-name="P7"/>
          </table:table-cell>
        </table:table-row>
        <table:table-row table:style-name="Tabla4.1">
          <table:table-cell table:style-name="Tabla4.A1" office:value-type="string">
            <text:p text:style-name="P7">Art. 42°)</text:p>
          </table:table-cell>
          <table:table-cell table:style-name="Tabla4.A1" office:value-type="string">
            <text:p text:style-name="P7">Se aprueba el texto ordenado de la Ordenanza 1760-CM-07 que como anexo XIV se adjunta al presente.</text:p>
            <text:p text:style-name="P7"><text:soft-page-break/></text:p>
          </table:table-cell>
        </table:table-row>
        <table:table-row table:style-name="Tabla4.1">
          <table:table-cell table:style-name="Tabla4.A1" office:value-type="string">
            <text:p text:style-name="P7">Art. 43°)</text:p>
          </table:table-cell>
          <table:table-cell table:style-name="Tabla4.A1" office:value-type="string">
            <text:p text:style-name="P7">Se aprueba el texto ordenado de la Ordenanza 1830-CM-08 que como anexo XV se adjunta al presente.</text:p>
            <text:p text:style-name="P7"/>
          </table:table-cell>
        </table:table-row>
        <table:table-row table:style-name="Tabla4.1">
          <table:table-cell table:style-name="Tabla4.A1" office:value-type="string">
            <text:p text:style-name="P7">Art. 44°)</text:p>
          </table:table-cell>
          <table:table-cell table:style-name="Tabla4.A1" office:value-type="string">
            <text:p text:style-name="P7">Se aprueba el texto ordenado de la Ordenanza 1875-CM-08 que como anexo XVI se adjunta al presente.</text:p>
            <text:p text:style-name="P7"/>
          </table:table-cell>
        </table:table-row>
        <table:table-row table:style-name="Tabla4.1">
          <table:table-cell table:style-name="Tabla4.A1" office:value-type="string">
            <text:p text:style-name="P7">Art. 45°)</text:p>
          </table:table-cell>
          <table:table-cell table:style-name="Tabla4.A1" office:value-type="string">
            <text:p text:style-name="P7">Se aprueba el texto ordenado de la Ordenanza 1909-CM-09 que como anexo XVII se adjunta al presente.</text:p>
            <text:p text:style-name="P7"/>
          </table:table-cell>
        </table:table-row>
        <table:table-row table:style-name="Tabla4.1">
          <table:table-cell table:style-name="Tabla4.A1" office:value-type="string">
            <text:p text:style-name="P7">Art. 46°)</text:p>
          </table:table-cell>
          <table:table-cell table:style-name="Tabla4.A1" office:value-type="string">
            <text:p text:style-name="P7">Se aprueba el texto ordenado de la Ordenanza 1931-CM-09 que como anexo XVIII se adjunta al presente.</text:p>
            <text:p text:style-name="P7"/>
          </table:table-cell>
        </table:table-row>
        <table:table-row table:style-name="Tabla4.1">
          <table:table-cell table:style-name="Tabla4.A1" office:value-type="string">
            <text:p text:style-name="P7">Art. 47°)</text:p>
          </table:table-cell>
          <table:table-cell table:style-name="Tabla4.A1" office:value-type="string">
            <text:p text:style-name="P7">Se aprueba el texto ordenado de la Ordenanza 2151-CM-11 que como anexo XIX se adjunta al presente.</text:p>
            <text:p text:style-name="P7"/>
          </table:table-cell>
        </table:table-row>
        <table:table-row table:style-name="Tabla4.1">
          <table:table-cell table:style-name="Tabla4.A1" office:value-type="string">
            <text:p text:style-name="P7">Art. 48°)</text:p>
          </table:table-cell>
          <table:table-cell table:style-name="Tabla4.A1" office:value-type="string">
            <text:p text:style-name="P7">Se aprueba el texto ordenado de la Ordenanza 2193-CM-11 que como anexo XX se adjunta al presente.</text:p>
            <text:p text:style-name="P7"/>
          </table:table-cell>
        </table:table-row>
        <table:table-row table:style-name="Tabla4.1">
          <table:table-cell table:style-name="Tabla4.A1" office:value-type="string">
            <text:p text:style-name="P11"/>
          </table:table-cell>
          <table:table-cell table:style-name="Tabla4.A1" office:value-type="string">
            <text:p text:style-name="P11"/>
          </table:table-cell>
        </table:table-row>
        <table:table-row table:style-name="Tabla4.1">
          <table:table-cell table:style-name="Tabla4.A1" office:value-type="string">
            <text:p text:style-name="P7"/>
          </table:table-cell>
          <table:table-cell table:style-name="Tabla4.A1" office:value-type="string">
            <text:p text:style-name="P7"/>
            <text:p text:style-name="P13">TÍTULO V: DE FORMA</text:p>
            <text:p text:style-name="P7"/>
          </table:table-cell>
        </table:table-row>
        <table:table-row table:style-name="Tabla4.1">
          <table:table-cell table:style-name="Tabla4.A1" office:value-type="string">
            <text:p text:style-name="P7">Art. 49°)</text:p>
          </table:table-cell>
          <table:table-cell table:style-name="Tabla4.A1" office:value-type="string">
            <text:p text:style-name="P7">Comuníquese al Departamento Ejecutivo. Tómese razón. Cumplido, archívese</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6"><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omisiones </dc:creator>
    <dc:date>2014-03-28T16:08:13</dc:date>
    <meta:print-date>2014-03-28T15:05:53</meta:print-date>
    <meta:editing-cycles>32</meta:editing-cycles>
    <meta:editing-duration>PT3H20M20S</meta:editing-duration>
    <meta:generator>LibreOffice/3.5$Linux_X86_64 LibreOffice_project/350m1$Build-2</meta:generator>
    <meta:printed-by>Comisiones </meta:printed-by>
    <meta:document-statistic meta:table-count="3" meta:image-count="1" meta:object-count="0" meta:page-count="17" meta:paragraph-count="386" meta:word-count="6063" meta:character-count="41195" meta:non-whitespace-character-count="35093"/>
    <meta:user-defined meta:name="Información 1"/>
    <meta:user-defined meta:name="Información 2"/>
    <meta:user-defined meta:name="Información 3"/>
    <meta:user-defined meta:name="Información 4"/>
  </office:meta>
</office:document-meta>
</file>